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center" fo:line-height="65%" fo:margin-left="0.2479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text-align="center" fo:margin-top="0.1666in" fo:line-height="150%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P30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line-height="150%"/>
      <style:text-properties style:font-name="Times New Roman" style:font-name-complex="Times New Roman"/>
    </style:style>
    <style:style style:name="P35" style:parent-style-name="Standard" style:family="paragraph">
      <style:paragraph-properties fo:line-height="150%"/>
      <style:text-properties style:font-name="Times New Roman" style:font-name-complex="Times New Roman"/>
    </style:style>
    <style:style style:name="P36" style:parent-style-name="Standard" style:family="paragraph">
      <style:paragraph-properties fo:text-align="end" fo:margin-top="0.1666in" fo:line-height="150%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text-align="end" fo:margin-top="0.1666in" fo:line-height="150%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P40" style:parent-style-name="Standard" style:family="paragraph">
      <style:paragraph-properties fo:text-align="end" fo:margin-top="0.1666in" fo:line-height="150%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en" fo:country="US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Standard" style:family="paragraph">
      <style:paragraph-properties fo:text-align="end" fo:margin-top="0.1666in" fo:line-height="150%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P46" style:parent-style-name="Standard" style:family="paragraph">
      <style:paragraph-properties fo:text-align="end" fo:margin-top="0.1666in" fo:line-height="150%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P48" style:parent-style-name="ОбычныйИнтернет" style:family="paragraph">
      <style:paragraph-properties fo:text-align="end" fo:line-height="150%"/>
    </style:style>
    <style:style style:name="P49" style:parent-style-name="ОбычныйИнтернет" style:family="paragraph">
      <style:paragraph-properties fo:text-align="center" fo:line-height="150%"/>
    </style:style>
    <style:style style:name="P50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51" style:parent-style-name="Основнойшрифтабзаца" style:family="text">
      <style:text-properties fo:color="#000000"/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3" style:parent-style-name="Основнойшрифтабзаца" style:family="text">
      <style:text-properties style:font-name-complex="Times New Roman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7" style:parent-style-name="Заголовок1" style:family="paragraph">
      <style:paragraph-properties fo:break-before="page" fo:margin-top="0in"/>
    </style:style>
    <style:style style:name="T58" style:parent-style-name="Основнойшрифтабзаца" style:family="text">
      <style:text-properties style:font-name-complex="Times New Roman"/>
    </style:style>
    <style:style style:name="P59" style:parent-style-name="Normal" style:family="paragraph">
      <style:paragraph-properties fo:widows="2" fo:orphans="2" style:vertical-align="auto" fo:margin-bottom="0.0694in" fo:background-color="#FFFFFF"/>
    </style:style>
    <style:style style:name="T60" style:parent-style-name="DefaultParagraphFont" style:family="text">
      <style:text-properties style:font-name="Segoe UI" style:font-name-asian="Times New Roman" style:font-name-complex="Segoe UI" fo:color="#212529"/>
    </style:style>
    <style:style style:name="T61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62" style:parent-style-name="DefaultParagraphFont" style:family="text">
      <style:text-properties style:font-name="Segoe UI" style:font-name-asian="Times New Roman" style:font-name-complex="Segoe UI" fo:color="#212529"/>
    </style:style>
    <style:style style:name="P63" style:parent-style-name="Normal" style:list-style-name="LFO17" style:family="paragraph">
      <style:paragraph-properties fo:widows="2" fo:orphans="2" style:vertical-align="auto" fo:margin-top="0.0694in" fo:margin-bottom="0.0694in" fo:background-color="#FFFFFF"/>
    </style:style>
    <style:style style:name="T64" style:parent-style-name="DefaultParagraphFont" style:family="text">
      <style:text-properties style:font-name="Segoe UI" style:font-name-asian="Times New Roman" style:font-name-complex="Segoe UI" fo:color="#212529"/>
    </style:style>
    <style:style style:name="T65" style:parent-style-name="DefaultParagraphFont" style:family="text">
      <style:text-properties style:font-name="Segoe UI" style:font-name-asian="Times New Roman" style:font-name-complex="Segoe UI" fo:color="#212529"/>
    </style:style>
    <style:style style:name="T66" style:parent-style-name="DefaultParagraphFont" style:family="text">
      <style:text-properties style:font-name="Segoe UI" style:font-name-asian="Times New Roman" style:font-name-complex="Segoe UI" fo:color="#212529"/>
    </style:style>
    <style:style style:name="T67" style:parent-style-name="DefaultParagraphFont" style:family="text">
      <style:text-properties style:font-name="Segoe UI" style:font-name-asian="Times New Roman" style:font-name-complex="Segoe UI" fo:color="#212529"/>
    </style:style>
    <style:style style:name="T68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69" style:parent-style-name="DefaultParagraphFont" style:family="text">
      <style:text-properties style:font-name="Segoe UI" style:font-name-asian="Times New Roman" style:font-name-complex="Segoe UI" fo:color="#212529"/>
    </style:style>
    <style:style style:name="T70" style:parent-style-name="DefaultParagraphFont" style:family="text">
      <style:text-properties style:font-name="Segoe UI" style:font-name-asian="Times New Roman" style:font-name-complex="Segoe UI" fo:color="#212529"/>
    </style:style>
    <style:style style:name="T71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72" style:parent-style-name="DefaultParagraphFont" style:family="text">
      <style:text-properties style:font-name="Segoe UI" style:font-name-asian="Times New Roman" style:font-name-complex="Segoe UI" fo:color="#212529"/>
    </style:style>
    <style:style style:name="T73" style:parent-style-name="DefaultParagraphFont" style:family="text">
      <style:text-properties style:font-name="Segoe UI" style:font-name-asian="Times New Roman" style:font-name-complex="Segoe UI" fo:color="#212529"/>
    </style:style>
    <style:style style:name="T74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75" style:parent-style-name="DefaultParagraphFont" style:family="text">
      <style:text-properties style:font-name="Segoe UI" style:font-name-asian="Times New Roman" style:font-name-complex="Segoe UI" fo:color="#212529"/>
    </style:style>
    <style:style style:name="T76" style:parent-style-name="DefaultParagraphFont" style:family="text">
      <style:text-properties style:font-name="Segoe UI" style:font-name-asian="Times New Roman" style:font-name-complex="Segoe UI" fo:color="#212529"/>
    </style:style>
    <style:style style:name="T77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78" style:parent-style-name="DefaultParagraphFont" style:family="text">
      <style:text-properties style:font-name="Segoe UI" style:font-name-asian="Times New Roman" style:font-name-complex="Segoe UI" fo:color="#212529"/>
    </style:style>
    <style:style style:name="T79" style:parent-style-name="DefaultParagraphFont" style:family="text">
      <style:text-properties style:font-name="Segoe UI" style:font-name-asian="Times New Roman" style:font-name-complex="Segoe UI" fo:color="#212529"/>
    </style:style>
    <style:style style:name="T80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P81" style:parent-style-name="Normal" style:list-style-name="LFO17" style:family="paragraph">
      <style:paragraph-properties fo:widows="2" fo:orphans="2" style:vertical-align="auto" fo:margin-top="0.0694in" fo:margin-bottom="0.0694in" fo:background-color="#FFFFFF"/>
    </style:style>
    <style:style style:name="T82" style:parent-style-name="DefaultParagraphFont" style:family="text">
      <style:text-properties style:font-name="Segoe UI" style:font-name-asian="Times New Roman" style:font-name-complex="Segoe UI" fo:color="#212529"/>
    </style:style>
    <style:style style:name="T83" style:parent-style-name="DefaultParagraphFont" style:family="text">
      <style:text-properties style:font-name="Segoe UI" style:font-name-asian="Times New Roman" style:font-name-complex="Segoe UI" fo:color="#212529"/>
    </style:style>
    <style:style style:name="T84" style:parent-style-name="DefaultParagraphFont" style:family="text">
      <style:text-properties style:font-name="Segoe UI" style:font-name-asian="Times New Roman" style:font-name-complex="Segoe UI" fo:color="#212529"/>
    </style:style>
    <style:style style:name="T85" style:parent-style-name="DefaultParagraphFont" style:family="text">
      <style:text-properties style:font-name="Segoe UI" style:font-name-asian="Times New Roman" style:font-name-complex="Segoe UI" fo:color="#212529"/>
    </style:style>
    <style:style style:name="T86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87" style:parent-style-name="DefaultParagraphFont" style:family="text">
      <style:text-properties style:font-name="Segoe UI" style:font-name-asian="Times New Roman" style:font-name-complex="Segoe UI" fo:color="#212529"/>
    </style:style>
    <style:style style:name="T88" style:parent-style-name="DefaultParagraphFont" style:family="text">
      <style:text-properties style:font-name="Segoe UI" style:font-name-asian="Times New Roman" style:font-name-complex="Segoe UI" fo:color="#212529"/>
    </style:style>
    <style:style style:name="T89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90" style:parent-style-name="DefaultParagraphFont" style:family="text">
      <style:text-properties style:font-name="Segoe UI" style:font-name-asian="Times New Roman" style:font-name-complex="Segoe UI" fo:color="#212529"/>
    </style:style>
    <style:style style:name="T91" style:parent-style-name="DefaultParagraphFont" style:family="text">
      <style:text-properties style:font-name="Segoe UI" style:font-name-asian="Times New Roman" style:font-name-complex="Segoe UI" fo:color="#212529"/>
    </style:style>
    <style:style style:name="T92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93" style:parent-style-name="DefaultParagraphFont" style:family="text">
      <style:text-properties style:font-name="Segoe UI" style:font-name-asian="Times New Roman" style:font-name-complex="Segoe UI" fo:color="#212529"/>
    </style:style>
    <style:style style:name="T94" style:parent-style-name="DefaultParagraphFont" style:family="text">
      <style:text-properties style:font-name="Segoe UI" style:font-name-asian="Times New Roman" style:font-name-complex="Segoe UI" fo:color="#212529"/>
    </style:style>
    <style:style style:name="T95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P96" style:parent-style-name="Normal" style:list-style-name="LFO17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P97" style:parent-style-name="Normal" style:list-style-name="LFO17" style:family="paragraph">
      <style:paragraph-properties fo:widows="2" fo:orphans="2" style:vertical-align="auto" fo:margin-top="0.0694in" fo:margin-bottom="0.0694in" fo:background-color="#FFFFFF"/>
    </style:style>
    <style:style style:name="T98" style:parent-style-name="DefaultParagraphFont" style:family="text">
      <style:text-properties style:font-name="Segoe UI" style:font-name-asian="Times New Roman" style:font-name-complex="Segoe UI" fo:color="#212529"/>
    </style:style>
    <style:style style:name="T99" style:parent-style-name="DefaultParagraphFont" style:family="text">
      <style:text-properties style:font-name="Segoe UI" style:font-name-asian="Times New Roman" style:font-name-complex="Segoe UI" fo:color="#212529"/>
    </style:style>
    <style:style style:name="T100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P101" style:parent-style-name="Normal" style:list-style-name="LFO17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P102" style:parent-style-name="Normal" style:list-style-name="LFO17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P103" style:parent-style-name="Normal" style:list-style-name="LFO17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Hyperlink" style:family="text">
      <style:text-properties fo:language="en" fo:country="US"/>
    </style:style>
    <style:style style:name="T106" style:parent-style-name="Hyperlink" style:family="text">
      <style:text-properties fo:language="en" fo:country="US"/>
    </style:style>
    <style:style style:name="T107" style:parent-style-name="Hyperlink" style:family="text">
      <style:text-properties fo:language="en" fo:country="US"/>
    </style:style>
    <style:style style:name="T108" style:parent-style-name="DefaultParagraphFont" style:family="text">
      <style:text-properties fo:color="#3C3C3C"/>
    </style:style>
    <style:style style:name="T109" style:parent-style-name="DefaultParagraphFont" style:family="text">
      <style:text-properties fo:color="#FF3E3E" fo:language="en" fo:country="US"/>
    </style:style>
    <style:style style:name="T110" style:parent-style-name="DefaultParagraphFont" style:family="text">
      <style:text-properties fo:color="#BFFF00" fo:language="en" fo:country="US"/>
    </style:style>
    <style:style style:name="T111" style:parent-style-name="DefaultParagraphFont" style:family="text">
      <style:text-properties fo:color="#BFFF00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color="#BFFF00" fo:language="en" fo:country="US"/>
    </style:style>
    <style:style style:name="T117" style:parent-style-name="DefaultParagraphFont" style:family="text">
      <style:text-properties fo:color="#BFFF00"/>
    </style:style>
    <style:style style:name="T118" style:parent-style-name="DefaultParagraphFont" style:family="text">
      <style:text-properties fo:color="#FF3E3E"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color="#FF3E3E"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color="#FF3E3E"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color="#BFFF00"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color="#BFFF00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color="#F1FF30"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color="#BFFF00"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color="#BFFF00"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color="#FF3E3E" fo:language="en" fo:country="US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color="#BFFF00"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color="#BFFF00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color="#F1FF30"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color="#F1FF30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color="#FF3E3E" fo:language="en" fo:country="US"/>
    </style:style>
    <style:style style:name="T146" style:parent-style-name="DefaultParagraphFont" style:family="text">
      <style:text-properties fo:language="en" fo:country="US"/>
    </style:style>
    <style:style style:name="T147" style:parent-style-name="DefaultParagraphFont" style:family="text">
      <style:text-properties fo:color="#BFFF00"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color="#BFFF00"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color="#F1FF30"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color="#F1FF30"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color="#FF3E3E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color="#BFFF00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color="#BFFF00"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color="#F1FF30"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color="#F1FF30" fo:language="en" fo:country="US"/>
    </style:style>
    <style:style style:name="T164" style:parent-style-name="DefaultParagraphFont" style:family="text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T166" style:parent-style-name="DefaultParagraphFont" style:family="text">
      <style:text-properties fo:color="#3C3C3C" fo:language="en" fo:country="US"/>
    </style:style>
    <style:style style:name="T167" style:parent-style-name="DefaultParagraphFont" style:family="text">
      <style:text-properties fo:color="#FF3E3E"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color="#BFFF00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color="#BFFF00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T174" style:parent-style-name="DefaultParagraphFont" style:family="text">
      <style:text-properties fo:color="#BFFF00" fo:language="en" fo:country="US"/>
    </style:style>
    <style:style style:name="T175" style:parent-style-name="DefaultParagraphFont" style:family="text">
      <style:text-properties fo:color="#BFFF00"/>
    </style:style>
    <style:style style:name="T176" style:parent-style-name="DefaultParagraphFont" style:family="text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color="#BFFF00" fo:language="en" fo:country="US"/>
    </style:style>
    <style:style style:name="T181" style:parent-style-name="DefaultParagraphFont" style:family="text">
      <style:text-properties fo:color="#BFFF00"/>
    </style:style>
    <style:style style:name="T182" style:parent-style-name="DefaultParagraphFont" style:family="text">
      <style:text-properties fo:color="#FF3E3E"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color="#FF3E3E" fo:language="en" fo:country="US"/>
    </style:style>
    <style:style style:name="T185" style:parent-style-name="DefaultParagraphFont" style:family="text">
      <style:text-properties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color="#FF3E3E"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color="#BFFF00" fo:language="en" fo:country="US"/>
    </style:style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color="#BFFF00" fo:language="en" fo:country="US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color="#F1FF30"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color="#BFFF00"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color="#BFFF00" fo:language="en" fo:country="US"/>
    </style:style>
    <style:style style:name="T198" style:parent-style-name="DefaultParagraphFont" style:family="text">
      <style:text-properties fo:color="#FF3E3E" fo:language="en" fo:country="US"/>
    </style:style>
    <style:style style:name="T199" style:parent-style-name="DefaultParagraphFont" style:family="text">
      <style:text-properties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color="#FF3E3E"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color="#BFFF00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color="#BFFF00" fo:language="en" fo:country="US"/>
    </style:style>
    <style:style style:name="T206" style:parent-style-name="DefaultParagraphFont" style:family="text">
      <style:text-properties fo:language="en" fo:country="US"/>
    </style:style>
    <style:style style:name="T207" style:parent-style-name="DefaultParagraphFont" style:family="text">
      <style:text-properties fo:color="#F1FF30"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color="#BFFF00" fo:language="en" fo:country="US"/>
    </style:style>
    <style:style style:name="T210" style:parent-style-name="DefaultParagraphFont" style:family="text">
      <style:text-properties fo:language="en" fo:country="US"/>
    </style:style>
    <style:style style:name="T211" style:parent-style-name="DefaultParagraphFont" style:family="text">
      <style:text-properties fo:color="#BFFF00" fo:language="en" fo:country="US"/>
    </style:style>
    <style:style style:name="T212" style:parent-style-name="DefaultParagraphFont" style:family="text">
      <style:text-properties fo:color="#FF3E3E"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color="#BFFF00"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color="#BFFF00" fo:language="en" fo:country="US"/>
    </style:style>
    <style:style style:name="T217" style:parent-style-name="DefaultParagraphFont" style:family="text">
      <style:text-properties fo:language="en" fo:country="US"/>
    </style:style>
    <style:style style:name="T218" style:parent-style-name="DefaultParagraphFont" style:family="text">
      <style:text-properties fo:color="#F1FF30" fo:language="en" fo:country="US"/>
    </style:style>
    <style:style style:name="T219" style:parent-style-name="DefaultParagraphFont" style:family="text">
      <style:text-properties fo:language="en" fo:country="US"/>
    </style:style>
    <style:style style:name="T220" style:parent-style-name="DefaultParagraphFont" style:family="text">
      <style:text-properties fo:color="#F1FF30" fo:language="en" fo:country="US"/>
    </style:style>
    <style:style style:name="T221" style:parent-style-name="DefaultParagraphFont" style:family="text">
      <style:text-properties fo:language="en" fo:country="US"/>
    </style:style>
    <style:style style:name="T222" style:parent-style-name="DefaultParagraphFont" style:family="text">
      <style:text-properties fo:color="#FF3E3E"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color="#BFFF00" fo:language="en" fo:country="US"/>
    </style:style>
    <style:style style:name="T225" style:parent-style-name="DefaultParagraphFont" style:family="text">
      <style:text-properties fo:language="en" fo:country="US"/>
    </style:style>
    <style:style style:name="T226" style:parent-style-name="DefaultParagraphFont" style:family="text">
      <style:text-properties fo:color="#BFFF00"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color="#FC4949" fo:language="en" fo:country="US"/>
    </style:style>
    <style:style style:name="T229" style:parent-style-name="DefaultParagraphFont" style:family="text">
      <style:text-properties fo:language="en" fo:country="US"/>
    </style:style>
    <style:style style:name="T230" style:parent-style-name="DefaultParagraphFont" style:family="text">
      <style:text-properties fo:color="#F1FF30" fo:language="en" fo:country="US"/>
    </style:style>
    <style:style style:name="T231" style:parent-style-name="DefaultParagraphFont" style:family="text">
      <style:text-properties fo:language="en" fo:country="US"/>
    </style:style>
    <style:style style:name="T232" style:parent-style-name="DefaultParagraphFont" style:family="text">
      <style:text-properties fo:color="#F1FF30" fo:language="en" fo:country="US"/>
    </style:style>
    <style:style style:name="T233" style:parent-style-name="DefaultParagraphFont" style:family="text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T235" style:parent-style-name="DefaultParagraphFont" style:family="text">
      <style:text-properties fo:color="#3C3C3C"/>
    </style:style>
    <style:style style:name="T236" style:parent-style-name="DefaultParagraphFont" style:family="text">
      <style:text-properties fo:language="en" fo:country="US"/>
    </style:style>
    <style:style style:name="T237" style:parent-style-name="DefaultParagraphFont" style:family="text">
      <style:text-properties fo:color="#FF3E3E" fo:language="en" fo:country="US"/>
    </style:style>
    <style:style style:name="T238" style:parent-style-name="DefaultParagraphFont" style:family="text">
      <style:text-properties fo:color="#F1FF30" fo:language="en" fo:country="US"/>
    </style:style>
    <style:style style:name="T239" style:parent-style-name="DefaultParagraphFont" style:family="text">
      <style:text-properties fo:color="#F1FF30"/>
    </style:style>
    <style:style style:name="T240" style:parent-style-name="DefaultParagraphFont" style:family="text">
      <style:text-properties fo:color="#FF3E3E" fo:language="en" fo:country="US"/>
    </style:style>
    <style:style style:name="T241" style:parent-style-name="DefaultParagraphFont" style:family="text">
      <style:text-properties fo:color="#FF3E3E" fo:language="en" fo:country="US"/>
    </style:style>
    <style:style style:name="T242" style:parent-style-name="DefaultParagraphFont" style:family="text">
      <style:text-properties fo:language="en" fo:country="US"/>
    </style:style>
    <style:style style:name="T243" style:parent-style-name="DefaultParagraphFont" style:family="text">
      <style:text-properties fo:color="#FF3E3E" fo:language="en" fo:country="US"/>
    </style:style>
    <style:style style:name="T244" style:parent-style-name="DefaultParagraphFont" style:family="text">
      <style:text-properties fo:language="en" fo:country="US"/>
    </style:style>
    <style:style style:name="T245" style:parent-style-name="DefaultParagraphFont" style:family="text">
      <style:text-properties fo:language="en" fo:country="US"/>
    </style:style>
    <style:style style:name="T246" style:parent-style-name="DefaultParagraphFont" style:family="text">
      <style:text-properties fo:color="#FF3E3E" fo:language="en" fo:country="US"/>
    </style:style>
    <style:style style:name="T247" style:parent-style-name="DefaultParagraphFont" style:family="text">
      <style:text-properties fo:color="#BFFF00" fo:language="en" fo:country="US"/>
    </style:style>
    <style:style style:name="T248" style:parent-style-name="DefaultParagraphFont" style:family="text">
      <style:text-properties fo:color="#BFFF00"/>
    </style:style>
    <style:style style:name="T249" style:parent-style-name="DefaultParagraphFont" style:family="text">
      <style:text-properties fo:color="#F1FF30"/>
    </style:style>
    <style:style style:name="T250" style:parent-style-name="DefaultParagraphFont" style:family="text">
      <style:text-properties fo:color="#BFFF00" fo:language="en" fo:country="US"/>
    </style:style>
    <style:style style:name="T251" style:parent-style-name="DefaultParagraphFont" style:family="text">
      <style:text-properties fo:color="#BFFF00"/>
    </style:style>
    <style:style style:name="T252" style:parent-style-name="DefaultParagraphFont" style:family="text">
      <style:text-properties fo:color="#FF3E3E"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language="en" fo:country="US"/>
    </style:style>
    <style:style style:name="T255" style:parent-style-name="DefaultParagraphFont" style:family="text">
      <style:text-properties fo:color="#FF3E3E" fo:language="en" fo:country="US"/>
    </style:style>
    <style:style style:name="T256" style:parent-style-name="DefaultParagraphFont" style:family="text">
      <style:text-properties fo:color="#BFFF00" fo:language="en" fo:country="US"/>
    </style:style>
    <style:style style:name="T257" style:parent-style-name="DefaultParagraphFont" style:family="text">
      <style:text-properties fo:color="#BFFF00"/>
    </style:style>
    <style:style style:name="T258" style:parent-style-name="DefaultParagraphFont" style:family="text">
      <style:text-properties fo:color="#F1FF30"/>
    </style:style>
    <style:style style:name="T259" style:parent-style-name="DefaultParagraphFont" style:family="text">
      <style:text-properties fo:color="#BFFF00" fo:language="en" fo:country="US"/>
    </style:style>
    <style:style style:name="T260" style:parent-style-name="DefaultParagraphFont" style:family="text">
      <style:text-properties fo:color="#BFFF00"/>
    </style:style>
    <style:style style:name="T261" style:parent-style-name="DefaultParagraphFont" style:family="text">
      <style:text-properties fo:color="#FF3E3E" fo:language="en" fo:country="US"/>
    </style:style>
    <style:style style:name="T262" style:parent-style-name="DefaultParagraphFont" style:family="text">
      <style:text-properties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DefaultParagraphFont" style:family="text">
      <style:text-properties fo:color="#FF3E3E" fo:language="en" fo:country="US"/>
    </style:style>
    <style:style style:name="T265" style:parent-style-name="DefaultParagraphFont" style:family="text">
      <style:text-properties fo:color="#BFFF00" fo:language="en" fo:country="US"/>
    </style:style>
    <style:style style:name="T266" style:parent-style-name="DefaultParagraphFont" style:family="text">
      <style:text-properties fo:color="#BFFF00"/>
    </style:style>
    <style:style style:name="T267" style:parent-style-name="DefaultParagraphFont" style:family="text">
      <style:text-properties fo:color="#FC4949" fo:language="en" fo:country="US"/>
    </style:style>
    <style:style style:name="T268" style:parent-style-name="DefaultParagraphFont" style:family="text">
      <style:text-properties fo:color="#F1FF30"/>
    </style:style>
    <style:style style:name="T269" style:parent-style-name="DefaultParagraphFont" style:family="text">
      <style:text-properties fo:color="#BFFF00" fo:language="en" fo:country="US"/>
    </style:style>
    <style:style style:name="T270" style:parent-style-name="DefaultParagraphFont" style:family="text">
      <style:text-properties fo:color="#BFFF00"/>
    </style:style>
    <style:style style:name="T271" style:parent-style-name="DefaultParagraphFont" style:family="text">
      <style:text-properties fo:color="#FF3E3E"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color="#BFFF00"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color="#BFFF00" fo:language="en" fo:country="US"/>
    </style:style>
    <style:style style:name="T276" style:parent-style-name="DefaultParagraphFont" style:family="text">
      <style:text-properties fo:language="en" fo:country="US"/>
    </style:style>
    <style:style style:name="T277" style:parent-style-name="DefaultParagraphFont" style:family="text">
      <style:text-properties fo:color="#F1FF30" fo:language="en" fo:country="US"/>
    </style:style>
    <style:style style:name="T278" style:parent-style-name="DefaultParagraphFont" style:family="text">
      <style:text-properties fo:language="en" fo:country="US"/>
    </style:style>
    <style:style style:name="T279" style:parent-style-name="DefaultParagraphFont" style:family="text">
      <style:text-properties fo:color="#F1FF30" fo:language="en" fo:country="US"/>
    </style:style>
    <style:style style:name="T280" style:parent-style-name="DefaultParagraphFont" style:family="text">
      <style:text-properties fo:language="en" fo:country="US"/>
    </style:style>
    <style:style style:name="T281" style:parent-style-name="DefaultParagraphFont" style:family="text">
      <style:text-properties fo:color="#FF3E3E"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DefaultParagraphFont" style:family="text">
      <style:text-properties fo:color="#F1FF30"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color="#BFFF00"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color="#BFFF00"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fo:color="#F1FF30" fo:language="en" fo:country="US"/>
    </style:style>
    <style:style style:name="T290" style:parent-style-name="DefaultParagraphFont" style:family="text">
      <style:text-properties fo:language="en" fo:country="US"/>
    </style:style>
    <style:style style:name="T291" style:parent-style-name="DefaultParagraphFont" style:family="text">
      <style:text-properties fo:color="#F1FF30" fo:language="en" fo:country="US"/>
    </style:style>
    <style:style style:name="T292" style:parent-style-name="DefaultParagraphFont" style:family="text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T294" style:parent-style-name="DefaultParagraphFont" style:family="text">
      <style:text-properties fo:language="en" fo:country="US"/>
    </style:style>
    <style:style style:name="T295" style:parent-style-name="DefaultParagraphFont" style:family="text">
      <style:text-properties fo:color="#3C3C3C"/>
    </style:style>
    <style:style style:name="T296" style:parent-style-name="DefaultParagraphFont" style:family="text">
      <style:text-properties fo:language="en" fo:country="US"/>
    </style:style>
    <style:style style:name="T297" style:parent-style-name="DefaultParagraphFont" style:family="text">
      <style:text-properties fo:color="#FF3E3E" fo:language="en" fo:country="US"/>
    </style:style>
    <style:style style:name="T298" style:parent-style-name="DefaultParagraphFont" style:family="text">
      <style:text-properties fo:color="#BFFF00" fo:language="en" fo:country="US"/>
    </style:style>
    <style:style style:name="T299" style:parent-style-name="DefaultParagraphFont" style:family="text">
      <style:text-properties fo:color="#BFFF00"/>
    </style:style>
    <style:style style:name="T300" style:parent-style-name="DefaultParagraphFont" style:family="text">
      <style:text-properties fo:color="#FF3E3E" fo:language="en" fo:country="US"/>
    </style:style>
    <style:style style:name="T301" style:parent-style-name="DefaultParagraphFont" style:family="text">
      <style:text-properties fo:language="en" fo:country="US"/>
    </style:style>
    <style:style style:name="T302" style:parent-style-name="DefaultParagraphFont" style:family="text">
      <style:text-properties fo:color="#FF3E3E" fo:language="en" fo:country="US"/>
    </style:style>
    <style:style style:name="T303" style:parent-style-name="DefaultParagraphFont" style:family="text">
      <style:text-properties fo:language="en" fo:country="US"/>
    </style:style>
    <style:style style:name="T304" style:parent-style-name="DefaultParagraphFont" style:family="text">
      <style:text-properties fo:color="#FF3E3E" fo:language="en" fo:country="US"/>
    </style:style>
    <style:style style:name="T305" style:parent-style-name="DefaultParagraphFont" style:family="text">
      <style:text-properties fo:color="#BFFF00" fo:language="en" fo:country="US"/>
    </style:style>
    <style:style style:name="T306" style:parent-style-name="DefaultParagraphFont" style:family="text">
      <style:text-properties fo:color="#BFFF00"/>
    </style:style>
    <style:style style:name="T307" style:parent-style-name="DefaultParagraphFont" style:family="text">
      <style:text-properties fo:color="#F1FF30"/>
    </style:style>
    <style:style style:name="T308" style:parent-style-name="DefaultParagraphFont" style:family="text">
      <style:text-properties fo:color="#BFFF00" fo:language="en" fo:country="US"/>
    </style:style>
    <style:style style:name="T309" style:parent-style-name="DefaultParagraphFont" style:family="text">
      <style:text-properties fo:color="#BFFF00"/>
    </style:style>
    <style:style style:name="T310" style:parent-style-name="DefaultParagraphFont" style:family="text">
      <style:text-properties fo:color="#FF3E3E"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color="#FF3E3E" fo:language="en" fo:country="US"/>
    </style:style>
    <style:style style:name="T313" style:parent-style-name="DefaultParagraphFont" style:family="text">
      <style:text-properties fo:color="#BFFF00" fo:language="en" fo:country="US"/>
    </style:style>
    <style:style style:name="T314" style:parent-style-name="DefaultParagraphFont" style:family="text">
      <style:text-properties fo:color="#BFFF00"/>
    </style:style>
    <style:style style:name="T315" style:parent-style-name="DefaultParagraphFont" style:family="text">
      <style:text-properties fo:color="#F1FF30"/>
    </style:style>
    <style:style style:name="T316" style:parent-style-name="DefaultParagraphFont" style:family="text">
      <style:text-properties fo:color="#BFFF00" fo:language="en" fo:country="US"/>
    </style:style>
    <style:style style:name="T317" style:parent-style-name="DefaultParagraphFont" style:family="text">
      <style:text-properties fo:color="#BFFF00"/>
    </style:style>
    <style:style style:name="T318" style:parent-style-name="DefaultParagraphFont" style:family="text">
      <style:text-properties fo:color="#FF3E3E" fo:language="en" fo:country="US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color="#FF3E3E" fo:language="en" fo:country="US"/>
    </style:style>
    <style:style style:name="T321" style:parent-style-name="DefaultParagraphFont" style:family="text">
      <style:text-properties fo:color="#BFFF00" fo:language="en" fo:country="US"/>
    </style:style>
    <style:style style:name="T322" style:parent-style-name="DefaultParagraphFont" style:family="text">
      <style:text-properties fo:color="#BFFF00"/>
    </style:style>
    <style:style style:name="T323" style:parent-style-name="DefaultParagraphFont" style:family="text">
      <style:text-properties fo:color="#F1FF30"/>
    </style:style>
    <style:style style:name="T324" style:parent-style-name="DefaultParagraphFont" style:family="text">
      <style:text-properties fo:color="#BFFF00" fo:language="en" fo:country="US"/>
    </style:style>
    <style:style style:name="T325" style:parent-style-name="DefaultParagraphFont" style:family="text">
      <style:text-properties fo:color="#BFFF00"/>
    </style:style>
    <style:style style:name="T326" style:parent-style-name="DefaultParagraphFont" style:family="text">
      <style:text-properties fo:color="#FF3E3E" fo:language="en" fo:country="US"/>
    </style:style>
    <style:style style:name="T327" style:parent-style-name="DefaultParagraphFont" style:family="text">
      <style:text-properties fo:language="en" fo:country="US"/>
    </style:style>
    <style:style style:name="T328" style:parent-style-name="DefaultParagraphFont" style:family="text">
      <style:text-properties fo:color="#FF3E3E" fo:language="en" fo:country="US"/>
    </style:style>
    <style:style style:name="T329" style:parent-style-name="DefaultParagraphFont" style:family="text">
      <style:text-properties fo:language="en" fo:country="US"/>
    </style:style>
    <style:style style:name="T330" style:parent-style-name="DefaultParagraphFont" style:family="text">
      <style:text-properties fo:color="#FF3E3E" fo:language="en" fo:country="US"/>
    </style:style>
    <style:style style:name="T331" style:parent-style-name="DefaultParagraphFont" style:family="text">
      <style:text-properties fo:language="en" fo:country="US"/>
    </style:style>
    <style:style style:name="T332" style:parent-style-name="DefaultParagraphFont" style:family="text">
      <style:text-properties fo:color="#BFFF00" fo:language="en" fo:country="US"/>
    </style:style>
    <style:style style:name="T333" style:parent-style-name="DefaultParagraphFont" style:family="text">
      <style:text-properties fo:language="en" fo:country="US"/>
    </style:style>
    <style:style style:name="T334" style:parent-style-name="DefaultParagraphFont" style:family="text">
      <style:text-properties fo:color="#BFFF00"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color="#F1FF30"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color="#F1FF30"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color="#FF3E3E" fo:language="en" fo:country="US"/>
    </style:style>
    <style:style style:name="T341" style:parent-style-name="DefaultParagraphFont" style:family="text">
      <style:text-properties fo:language="en" fo:country="US"/>
    </style:style>
    <style:style style:name="T342" style:parent-style-name="DefaultParagraphFont" style:family="text">
      <style:text-properties fo:color="#BFFF00" fo:language="en" fo:country="US"/>
    </style:style>
    <style:style style:name="T343" style:parent-style-name="DefaultParagraphFont" style:family="text">
      <style:text-properties fo:language="en" fo:country="US"/>
    </style:style>
    <style:style style:name="T344" style:parent-style-name="DefaultParagraphFont" style:family="text">
      <style:text-properties fo:color="#BFFF00" fo:language="en" fo:country="US"/>
    </style:style>
    <style:style style:name="T345" style:parent-style-name="DefaultParagraphFont" style:family="text">
      <style:text-properties fo:language="en" fo:country="US"/>
    </style:style>
    <style:style style:name="T346" style:parent-style-name="DefaultParagraphFont" style:family="text">
      <style:text-properties fo:color="#F1FF30" fo:language="en" fo:country="US"/>
    </style:style>
    <style:style style:name="T347" style:parent-style-name="DefaultParagraphFont" style:family="text">
      <style:text-properties fo:language="en" fo:country="US"/>
    </style:style>
    <style:style style:name="T348" style:parent-style-name="DefaultParagraphFont" style:family="text">
      <style:text-properties fo:color="#F1FF30" fo:language="en" fo:country="US"/>
    </style:style>
    <style:style style:name="T349" style:parent-style-name="DefaultParagraphFont" style:family="text">
      <style:text-properties fo:color="#FF3E3E" fo:language="en" fo:country="US"/>
    </style:style>
    <style:style style:name="T350" style:parent-style-name="DefaultParagraphFont" style:family="text">
      <style:text-properties fo:language="en" fo:country="US"/>
    </style:style>
    <style:style style:name="T351" style:parent-style-name="DefaultParagraphFont" style:family="text">
      <style:text-properties fo:color="#BFFF00" fo:language="en" fo:country="US"/>
    </style:style>
    <style:style style:name="T352" style:parent-style-name="DefaultParagraphFont" style:family="text">
      <style:text-properties fo:language="en" fo:country="US"/>
    </style:style>
    <style:style style:name="T353" style:parent-style-name="DefaultParagraphFont" style:family="text">
      <style:text-properties fo:color="#BFFF00" fo:language="en" fo:country="US"/>
    </style:style>
    <style:style style:name="T354" style:parent-style-name="DefaultParagraphFont" style:family="text">
      <style:text-properties fo:color="#FF3E3E" fo:language="en" fo:country="US"/>
    </style:style>
    <style:style style:name="T355" style:parent-style-name="DefaultParagraphFont" style:family="text">
      <style:text-properties fo:language="en" fo:country="US"/>
    </style:style>
    <style:style style:name="T356" style:parent-style-name="DefaultParagraphFont" style:family="text">
      <style:text-properties fo:color="#F1FF30" fo:language="en" fo:country="US"/>
    </style:style>
    <style:style style:name="T357" style:parent-style-name="DefaultParagraphFont" style:family="text">
      <style:text-properties fo:language="en" fo:country="US"/>
    </style:style>
    <style:style style:name="T358" style:parent-style-name="DefaultParagraphFont" style:family="text">
      <style:text-properties fo:color="#F1FF30" fo:language="en" fo:country="US"/>
    </style:style>
    <style:style style:name="T359" style:parent-style-name="DefaultParagraphFont" style:family="text">
      <style:text-properties fo:language="en" fo:country="US"/>
    </style:style>
    <style:style style:name="T360" style:parent-style-name="DefaultParagraphFont" style:family="text">
      <style:text-properties fo:color="#F1FF30" fo:language="en" fo:country="US"/>
    </style:style>
    <style:style style:name="T361" style:parent-style-name="DefaultParagraphFont" style:family="text">
      <style:text-properties fo:language="en" fo:country="US"/>
    </style:style>
    <style:style style:name="P362" style:parent-style-name="Normal" style:family="paragraph">
      <style:text-properties fo:language="en" fo:country="US"/>
    </style:style>
    <style:style style:name="T363" style:parent-style-name="DefaultParagraphFont" style:family="text">
      <style:text-properties fo:color="#3C3C3C" fo:language="en" fo:country="US"/>
    </style:style>
    <style:style style:name="T364" style:parent-style-name="DefaultParagraphFont" style:family="text">
      <style:text-properties fo:color="#FF3E3E" fo:language="en" fo:country="US"/>
    </style:style>
    <style:style style:name="T365" style:parent-style-name="DefaultParagraphFont" style:family="text">
      <style:text-properties fo:language="en" fo:country="US"/>
    </style:style>
    <style:style style:name="T366" style:parent-style-name="DefaultParagraphFont" style:family="text">
      <style:text-properties fo:language="en" fo:country="US"/>
    </style:style>
    <style:style style:name="T367" style:parent-style-name="DefaultParagraphFont" style:family="text">
      <style:text-properties fo:color="#BFFF00" fo:language="en" fo:country="US"/>
    </style:style>
    <style:style style:name="T368" style:parent-style-name="DefaultParagraphFont" style:family="text">
      <style:text-properties fo:language="en" fo:country="US"/>
    </style:style>
    <style:style style:name="T369" style:parent-style-name="DefaultParagraphFont" style:family="text">
      <style:text-properties fo:color="#BFFF00" fo:language="en" fo:country="US"/>
    </style:style>
    <style:style style:name="T370" style:parent-style-name="DefaultParagraphFont" style:family="text">
      <style:text-properties fo:language="en" fo:country="US"/>
    </style:style>
    <style:style style:name="T371" style:parent-style-name="DefaultParagraphFont" style:family="text">
      <style:text-properties fo:color="#FF3E3E" fo:language="en" fo:country="US"/>
    </style:style>
    <style:style style:name="T372" style:parent-style-name="DefaultParagraphFont" style:family="text">
      <style:text-properties fo:language="en" fo:country="US"/>
    </style:style>
    <style:style style:name="T373" style:parent-style-name="DefaultParagraphFont" style:family="text">
      <style:text-properties fo:color="#F1FF30" fo:language="en" fo:country="US"/>
    </style:style>
    <style:style style:name="T374" style:parent-style-name="DefaultParagraphFont" style:family="text">
      <style:text-properties fo:language="en" fo:country="US"/>
    </style:style>
    <style:style style:name="T375" style:parent-style-name="DefaultParagraphFont" style:family="text">
      <style:text-properties fo:language="en" fo:country="US"/>
    </style:style>
    <style:style style:name="T376" style:parent-style-name="DefaultParagraphFont" style:family="text">
      <style:text-properties fo:color="#F1FF30" fo:language="en" fo:country="US"/>
    </style:style>
    <style:style style:name="T377" style:parent-style-name="DefaultParagraphFont" style:family="text">
      <style:text-properties fo:language="en" fo:country="US"/>
    </style:style>
    <style:style style:name="T378" style:parent-style-name="DefaultParagraphFont" style:family="text">
      <style:text-properties fo:color="#F1FF30" fo:language="en" fo:country="US"/>
    </style:style>
    <style:style style:name="T379" style:parent-style-name="DefaultParagraphFont" style:family="text">
      <style:text-properties fo:language="en" fo:country="US"/>
    </style:style>
    <style:style style:name="T380" style:parent-style-name="DefaultParagraphFont" style:family="text">
      <style:text-properties fo:color="#BFFF00" fo:language="en" fo:country="US"/>
    </style:style>
    <style:style style:name="T381" style:parent-style-name="DefaultParagraphFont" style:family="text">
      <style:text-properties fo:language="en" fo:country="US"/>
    </style:style>
    <style:style style:name="T382" style:parent-style-name="DefaultParagraphFont" style:family="text">
      <style:text-properties fo:color="#BFFF00" fo:language="en" fo:country="US"/>
    </style:style>
    <style:style style:name="T383" style:parent-style-name="DefaultParagraphFont" style:family="text">
      <style:text-properties fo:language="en" fo:country="US"/>
    </style:style>
    <style:style style:name="T384" style:parent-style-name="DefaultParagraphFont" style:family="text">
      <style:text-properties fo:color="#FF3E3E"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color="#F1FF30" fo:language="en" fo:country="US"/>
    </style:style>
    <style:style style:name="T387" style:parent-style-name="DefaultParagraphFont" style:family="text">
      <style:text-properties fo:color="#FF3E3E"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color="#FF3E3E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DefaultParagraphFont" style:family="text">
      <style:text-properties fo:color="#FF3E3E" fo:language="en" fo:country="US"/>
    </style:style>
    <style:style style:name="T392" style:parent-style-name="DefaultParagraphFont" style:family="text">
      <style:text-properties fo:color="#BFFF00" fo:language="en" fo:country="US"/>
    </style:style>
    <style:style style:name="T393" style:parent-style-name="DefaultParagraphFont" style:family="text">
      <style:text-properties fo:color="#BFFF00"/>
    </style:style>
    <style:style style:name="T394" style:parent-style-name="DefaultParagraphFont" style:family="text">
      <style:text-properties fo:color="#F1FF30"/>
    </style:style>
    <style:style style:name="T395" style:parent-style-name="DefaultParagraphFont" style:family="text">
      <style:text-properties fo:color="#BFFF00" fo:language="en" fo:country="US"/>
    </style:style>
    <style:style style:name="T396" style:parent-style-name="DefaultParagraphFont" style:family="text">
      <style:text-properties fo:color="#BFFF00"/>
    </style:style>
    <style:style style:name="T397" style:parent-style-name="DefaultParagraphFont" style:family="text">
      <style:text-properties fo:color="#FF3E3E" fo:language="en" fo:country="US"/>
    </style:style>
    <style:style style:name="T398" style:parent-style-name="DefaultParagraphFont" style:family="text">
      <style:text-properties fo:language="en" fo:country="US"/>
    </style:style>
    <style:style style:name="T399" style:parent-style-name="DefaultParagraphFont" style:family="text">
      <style:text-properties fo:color="#BFFF00" fo:language="en" fo:country="US"/>
    </style:style>
    <style:style style:name="T400" style:parent-style-name="DefaultParagraphFont" style:family="text">
      <style:text-properties fo:language="en" fo:country="US"/>
    </style:style>
    <style:style style:name="T401" style:parent-style-name="DefaultParagraphFont" style:family="text">
      <style:text-properties fo:color="#BFFF00" fo:language="en" fo:country="US"/>
    </style:style>
    <style:style style:name="T402" style:parent-style-name="DefaultParagraphFont" style:family="text">
      <style:text-properties fo:color="#FF3E3E" fo:language="en" fo:country="US"/>
    </style:style>
    <style:style style:name="T403" style:parent-style-name="DefaultParagraphFont" style:family="text">
      <style:text-properties fo:language="en" fo:country="US"/>
    </style:style>
    <style:style style:name="T404" style:parent-style-name="DefaultParagraphFont" style:family="text">
      <style:text-properties fo:color="#F1FF30" fo:language="en" fo:country="US"/>
    </style:style>
    <style:style style:name="T405" style:parent-style-name="DefaultParagraphFont" style:family="text">
      <style:text-properties fo:language="en" fo:country="US"/>
    </style:style>
    <style:style style:name="T406" style:parent-style-name="DefaultParagraphFont" style:family="text">
      <style:text-properties fo:color="#F1FF30" fo:language="en" fo:country="US"/>
    </style:style>
    <style:style style:name="T407" style:parent-style-name="DefaultParagraphFont" style:family="text">
      <style:text-properties fo:language="en" fo:country="US"/>
    </style:style>
    <style:style style:name="T408" style:parent-style-name="DefaultParagraphFont" style:family="text">
      <style:text-properties fo:color="#BFFF00" fo:language="en" fo:country="US"/>
    </style:style>
    <style:style style:name="T409" style:parent-style-name="DefaultParagraphFont" style:family="text">
      <style:text-properties fo:language="en" fo:country="US"/>
    </style:style>
    <style:style style:name="T410" style:parent-style-name="DefaultParagraphFont" style:family="text">
      <style:text-properties fo:color="#BFFF00" fo:language="en" fo:country="US"/>
    </style:style>
    <style:style style:name="T411" style:parent-style-name="DefaultParagraphFont" style:family="text">
      <style:text-properties fo:language="en" fo:country="US"/>
    </style:style>
    <style:style style:name="T412" style:parent-style-name="DefaultParagraphFont" style:family="text">
      <style:text-properties fo:language="en" fo:country="US"/>
    </style:style>
    <style:style style:name="T413" style:parent-style-name="DefaultParagraphFont" style:family="text">
      <style:text-properties fo:color="#F1FF30" fo:language="en" fo:country="US"/>
    </style:style>
    <style:style style:name="T414" style:parent-style-name="DefaultParagraphFont" style:family="text">
      <style:text-properties fo:language="en" fo:country="US"/>
    </style:style>
    <style:style style:name="T415" style:parent-style-name="DefaultParagraphFont" style:family="text">
      <style:text-properties fo:color="#FF3E3E"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color="#FF3E3E" fo:language="en" fo:country="US"/>
    </style:style>
    <style:style style:name="T418" style:parent-style-name="DefaultParagraphFont" style:family="text">
      <style:text-properties fo:language="en" fo:country="US"/>
    </style:style>
    <style:style style:name="P419" style:parent-style-name="Normal" style:family="paragraph">
      <style:text-properties fo:language="en" fo:country="US"/>
    </style:style>
    <style:style style:name="T420" style:parent-style-name="DefaultParagraphFont" style:family="text">
      <style:text-properties fo:color="#3C3C3C"/>
    </style:style>
    <style:style style:name="T421" style:parent-style-name="DefaultParagraphFont" style:family="text">
      <style:text-properties fo:color="#FF3E3E"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efaultParagraphFont" style:family="text">
      <style:text-properties fo:language="en" fo:country="US"/>
    </style:style>
    <style:style style:name="T424" style:parent-style-name="DefaultParagraphFont" style:family="text">
      <style:text-properties fo:color="#BFFF00" fo:language="en" fo:country="US"/>
    </style:style>
    <style:style style:name="T425" style:parent-style-name="DefaultParagraphFont" style:family="text">
      <style:text-properties fo:color="#BFFF00"/>
    </style:style>
    <style:style style:name="T426" style:parent-style-name="DefaultParagraphFont" style:family="text">
      <style:text-properties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fo:color="#BFFF00" fo:language="en" fo:country="US"/>
    </style:style>
    <style:style style:name="T429" style:parent-style-name="DefaultParagraphFont" style:family="text">
      <style:text-properties fo:color="#BFFF00"/>
    </style:style>
    <style:style style:name="T430" style:parent-style-name="DefaultParagraphFont" style:family="text">
      <style:text-properties fo:color="#FF3E3E" fo:language="en" fo:country="US"/>
    </style:style>
    <style:style style:name="T431" style:parent-style-name="DefaultParagraphFont" style:family="text">
      <style:text-properties fo:language="en" fo:country="US"/>
    </style:style>
    <style:style style:name="T432" style:parent-style-name="DefaultParagraphFont" style:family="text">
      <style:text-properties fo:language="en" fo:country="US"/>
    </style:style>
    <style:style style:name="T433" style:parent-style-name="DefaultParagraphFont" style:family="text">
      <style:text-properties fo:color="#BFFF00" fo:language="en" fo:country="US"/>
    </style:style>
    <style:style style:name="T434" style:parent-style-name="DefaultParagraphFont" style:family="text">
      <style:text-properties fo:color="#BFFF00"/>
    </style:style>
    <style:style style:name="T435" style:parent-style-name="DefaultParagraphFont" style:family="text">
      <style:text-properties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efaultParagraphFont" style:family="text">
      <style:text-properties fo:color="#BFFF00" fo:language="en" fo:country="US"/>
    </style:style>
    <style:style style:name="T438" style:parent-style-name="DefaultParagraphFont" style:family="text">
      <style:text-properties fo:color="#BFFF00"/>
    </style:style>
    <style:style style:name="T439" style:parent-style-name="DefaultParagraphFont" style:family="text">
      <style:text-properties fo:language="en" fo:country="US"/>
    </style:style>
    <style:style style:name="T440" style:parent-style-name="DefaultParagraphFont" style:family="text">
      <style:text-properties fo:language="en" fo:country="US"/>
    </style:style>
    <style:style style:name="T441" style:parent-style-name="DefaultParagraphFont" style:family="text">
      <style:text-properties fo:color="#BFFF00" fo:language="en" fo:country="US"/>
    </style:style>
    <style:style style:name="T442" style:parent-style-name="DefaultParagraphFont" style:family="text">
      <style:text-properties fo:color="#BFFF00"/>
    </style:style>
    <style:style style:name="T443" style:parent-style-name="DefaultParagraphFont" style:family="text">
      <style:text-properties fo:language="en" fo:country="US"/>
    </style:style>
    <style:style style:name="T444" style:parent-style-name="DefaultParagraphFont" style:family="text">
      <style:text-properties fo:language="en" fo:country="US"/>
    </style:style>
    <style:style style:name="T445" style:parent-style-name="DefaultParagraphFont" style:family="text">
      <style:text-properties fo:color="#BFFF00" fo:language="en" fo:country="US"/>
    </style:style>
    <style:style style:name="T446" style:parent-style-name="DefaultParagraphFont" style:family="text">
      <style:text-properties fo:color="#BFFF00"/>
    </style:style>
    <style:style style:name="T447" style:parent-style-name="DefaultParagraphFont" style:family="text">
      <style:text-properties fo:color="#FF3E3E" fo:language="en" fo:country="US"/>
    </style:style>
    <style:style style:name="T448" style:parent-style-name="DefaultParagraphFont" style:family="text">
      <style:text-properties fo:color="#FF3E3E"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color="#FF3E3E"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color="#FF3E3E" fo:language="en" fo:country="US"/>
    </style:style>
    <style:style style:name="T453" style:parent-style-name="DefaultParagraphFont" style:family="text">
      <style:text-properties fo:color="#BFFF00" fo:language="en" fo:country="US"/>
    </style:style>
    <style:style style:name="T454" style:parent-style-name="DefaultParagraphFont" style:family="text">
      <style:text-properties fo:color="#BFFF00"/>
    </style:style>
    <style:style style:name="T455" style:parent-style-name="DefaultParagraphFont" style:family="text">
      <style:text-properties fo:color="#F1FF30"/>
    </style:style>
    <style:style style:name="T456" style:parent-style-name="DefaultParagraphFont" style:family="text">
      <style:text-properties fo:color="#BFFF00" fo:language="en" fo:country="US"/>
    </style:style>
    <style:style style:name="T457" style:parent-style-name="DefaultParagraphFont" style:family="text">
      <style:text-properties fo:color="#BFFF00"/>
    </style:style>
    <style:style style:name="T458" style:parent-style-name="DefaultParagraphFont" style:family="text">
      <style:text-properties fo:color="#FF3E3E" fo:language="en" fo:country="US"/>
    </style:style>
    <style:style style:name="T459" style:parent-style-name="DefaultParagraphFont" style:family="text">
      <style:text-properties fo:language="en" fo:country="US"/>
    </style:style>
    <style:style style:name="T460" style:parent-style-name="DefaultParagraphFont" style:family="text">
      <style:text-properties fo:color="#FF3E3E" fo:language="en" fo:country="US"/>
    </style:style>
    <style:style style:name="T461" style:parent-style-name="DefaultParagraphFont" style:family="text">
      <style:text-properties fo:color="#BFFF00" fo:language="en" fo:country="US"/>
    </style:style>
    <style:style style:name="T462" style:parent-style-name="DefaultParagraphFont" style:family="text">
      <style:text-properties fo:color="#BFFF00"/>
    </style:style>
    <style:style style:name="T463" style:parent-style-name="DefaultParagraphFont" style:family="text">
      <style:text-properties fo:color="#F1FF30"/>
    </style:style>
    <style:style style:name="T464" style:parent-style-name="DefaultParagraphFont" style:family="text">
      <style:text-properties fo:color="#BFFF00" fo:language="en" fo:country="US"/>
    </style:style>
    <style:style style:name="T465" style:parent-style-name="DefaultParagraphFont" style:family="text">
      <style:text-properties fo:color="#BFFF00"/>
    </style:style>
    <style:style style:name="T466" style:parent-style-name="DefaultParagraphFont" style:family="text">
      <style:text-properties fo:color="#FF3E3E" fo:language="en" fo:country="US"/>
    </style:style>
    <style:style style:name="T467" style:parent-style-name="DefaultParagraphFont" style:family="text">
      <style:text-properties fo:language="en" fo:country="US"/>
    </style:style>
    <style:style style:name="T468" style:parent-style-name="DefaultParagraphFont" style:family="text">
      <style:text-properties fo:color="#FF3E3E" fo:language="en" fo:country="US"/>
    </style:style>
    <style:style style:name="T469" style:parent-style-name="DefaultParagraphFont" style:family="text">
      <style:text-properties fo:color="#BFFF00" fo:language="en" fo:country="US"/>
    </style:style>
    <style:style style:name="T470" style:parent-style-name="DefaultParagraphFont" style:family="text">
      <style:text-properties fo:color="#BFFF00"/>
    </style:style>
    <style:style style:name="T471" style:parent-style-name="DefaultParagraphFont" style:family="text">
      <style:text-properties fo:color="#F1FF30"/>
    </style:style>
    <style:style style:name="T472" style:parent-style-name="DefaultParagraphFont" style:family="text">
      <style:text-properties fo:color="#BFFF00" fo:language="en" fo:country="US"/>
    </style:style>
    <style:style style:name="T473" style:parent-style-name="DefaultParagraphFont" style:family="text">
      <style:text-properties fo:color="#BFFF00"/>
    </style:style>
    <style:style style:name="T474" style:parent-style-name="DefaultParagraphFont" style:family="text">
      <style:text-properties fo:color="#FC4949" fo:language="en" fo:country="US"/>
    </style:style>
    <style:style style:name="T475" style:parent-style-name="DefaultParagraphFont" style:family="text">
      <style:text-properties fo:color="#FF3E3E" fo:language="en" fo:country="US"/>
    </style:style>
    <style:style style:name="T476" style:parent-style-name="DefaultParagraphFont" style:family="text">
      <style:text-properties fo:language="en" fo:country="US"/>
    </style:style>
    <style:style style:name="T477" style:parent-style-name="DefaultParagraphFont" style:family="text">
      <style:text-properties fo:color="#FF3E3E" fo:language="en" fo:country="US"/>
    </style:style>
    <style:style style:name="T478" style:parent-style-name="DefaultParagraphFont" style:family="text">
      <style:text-properties fo:color="#BFFF00" fo:language="en" fo:country="US"/>
    </style:style>
    <style:style style:name="T479" style:parent-style-name="DefaultParagraphFont" style:family="text">
      <style:text-properties fo:color="#BFFF00"/>
    </style:style>
    <style:style style:name="T480" style:parent-style-name="DefaultParagraphFont" style:family="text">
      <style:text-properties fo:color="#F1FF30"/>
    </style:style>
    <style:style style:name="T481" style:parent-style-name="DefaultParagraphFont" style:family="text">
      <style:text-properties fo:color="#BFFF00" fo:language="en" fo:country="US"/>
    </style:style>
    <style:style style:name="T482" style:parent-style-name="DefaultParagraphFont" style:family="text">
      <style:text-properties fo:color="#BFFF00"/>
    </style:style>
    <style:style style:name="T483" style:parent-style-name="DefaultParagraphFont" style:family="text">
      <style:text-properties fo:color="#FF3E3E" fo:language="en" fo:country="US"/>
    </style:style>
    <style:style style:name="T484" style:parent-style-name="DefaultParagraphFont" style:family="text">
      <style:text-properties fo:color="#BFFF00" fo:language="en" fo:country="US"/>
    </style:style>
    <style:style style:name="T485" style:parent-style-name="DefaultParagraphFont" style:family="text">
      <style:text-properties fo:color="#BFFF00"/>
    </style:style>
    <style:style style:name="T486" style:parent-style-name="DefaultParagraphFont" style:family="text">
      <style:text-properties fo:color="#F1FF30"/>
    </style:style>
    <style:style style:name="T487" style:parent-style-name="DefaultParagraphFont" style:family="text">
      <style:text-properties fo:color="#F1FF30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color="#FF3E3E" fo:language="en" fo:country="US"/>
    </style:style>
    <style:style style:name="T490" style:parent-style-name="DefaultParagraphFont" style:family="text">
      <style:text-properties fo:color="#BFFF00" fo:language="en" fo:country="US"/>
    </style:style>
    <style:style style:name="T491" style:parent-style-name="DefaultParagraphFont" style:family="text">
      <style:text-properties fo:color="#BFFF00"/>
    </style:style>
    <style:style style:name="T492" style:parent-style-name="DefaultParagraphFont" style:family="text">
      <style:text-properties fo:color="#F1FF30"/>
    </style:style>
    <style:style style:name="T493" style:parent-style-name="DefaultParagraphFont" style:family="text">
      <style:text-properties fo:color="#FC4949" fo:language="en" fo:country="US"/>
    </style:style>
    <style:style style:name="T494" style:parent-style-name="DefaultParagraphFont" style:family="text">
      <style:text-properties fo:color="#F1FF30"/>
    </style:style>
    <style:style style:name="T495" style:parent-style-name="DefaultParagraphFont" style:family="text">
      <style:text-properties fo:language="en" fo:country="US"/>
    </style:style>
    <style:style style:name="T496" style:parent-style-name="DefaultParagraphFont" style:family="text">
      <style:text-properties fo:color="#FF3E3E" fo:language="en" fo:country="US"/>
    </style:style>
    <style:style style:name="T497" style:parent-style-name="DefaultParagraphFont" style:family="text">
      <style:text-properties fo:color="#BFFF00" fo:language="en" fo:country="US"/>
    </style:style>
    <style:style style:name="T498" style:parent-style-name="DefaultParagraphFont" style:family="text">
      <style:text-properties fo:color="#BFFF00"/>
    </style:style>
    <style:style style:name="T499" style:parent-style-name="DefaultParagraphFont" style:family="text">
      <style:text-properties fo:color="#F1FF30"/>
    </style:style>
    <style:style style:name="T500" style:parent-style-name="DefaultParagraphFont" style:family="text">
      <style:text-properties fo:color="#F1FF30"/>
    </style:style>
    <style:style style:name="T501" style:parent-style-name="DefaultParagraphFont" style:family="text">
      <style:text-properties fo:language="en" fo:country="US"/>
    </style:style>
    <style:style style:name="T502" style:parent-style-name="DefaultParagraphFont" style:family="text">
      <style:text-properties fo:color="#3C3C3C"/>
    </style:style>
    <style:style style:name="T503" style:parent-style-name="DefaultParagraphFont" style:family="text">
      <style:text-properties fo:color="#FF3E3E"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color="#F1FF30"/>
    </style:style>
    <style:style style:name="T506" style:parent-style-name="DefaultParagraphFont" style:family="text">
      <style:text-properties fo:color="#FF3E3E" fo:language="en" fo:country="US"/>
    </style:style>
    <style:style style:name="T507" style:parent-style-name="DefaultParagraphFont" style:family="text">
      <style:text-properties fo:language="en" fo:country="US"/>
    </style:style>
    <style:style style:name="T508" style:parent-style-name="DefaultParagraphFont" style:family="text">
      <style:text-properties fo:color="#FF3E3E" fo:language="en" fo:country="US"/>
    </style:style>
    <style:style style:name="T509" style:parent-style-name="DefaultParagraphFont" style:family="text">
      <style:text-properties fo:language="en" fo:country="US"/>
    </style:style>
    <style:style style:name="T510" style:parent-style-name="DefaultParagraphFont" style:family="text">
      <style:text-properties fo:language="en" fo:country="US"/>
    </style:style>
    <style:style style:name="T511" style:parent-style-name="DefaultParagraphFont" style:family="text">
      <style:text-properties fo:color="#FF3E3E" fo:language="en" fo:country="US"/>
    </style:style>
    <style:style style:name="T512" style:parent-style-name="DefaultParagraphFont" style:family="text">
      <style:text-properties fo:language="en" fo:country="US"/>
    </style:style>
    <style:style style:name="T513" style:parent-style-name="DefaultParagraphFont" style:family="text">
      <style:text-properties fo:language="en" fo:country="US"/>
    </style:style>
    <style:style style:name="T514" style:parent-style-name="DefaultParagraphFont" style:family="text">
      <style:text-properties fo:color="#FF3E3E" fo:language="en" fo:country="US"/>
    </style:style>
    <style:style style:name="T515" style:parent-style-name="DefaultParagraphFont" style:family="text">
      <style:text-properties fo:language="en" fo:country="US"/>
    </style:style>
    <style:style style:name="T516" style:parent-style-name="DefaultParagraphFont" style:family="text">
      <style:text-properties fo:color="#FF3E3E" fo:language="en" fo:country="US"/>
    </style:style>
    <style:style style:name="T517" style:parent-style-name="DefaultParagraphFont" style:family="text">
      <style:text-properties fo:color="#FF3E3E"/>
    </style:style>
    <style:style style:name="T518" style:parent-style-name="DefaultParagraphFont" style:family="text">
      <style:text-properties fo:color="#FF3E3E" fo:language="en" fo:country="US"/>
    </style:style>
    <style:style style:name="T519" style:parent-style-name="DefaultParagraphFont" style:family="text">
      <style:text-properties fo:language="en" fo:country="US"/>
    </style:style>
    <style:style style:name="T520" style:parent-style-name="DefaultParagraphFont" style:family="text">
      <style:text-properties fo:color="#FF3E3E"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color="#F1FF30" fo:language="en" fo:country="US"/>
    </style:style>
    <style:style style:name="T523" style:parent-style-name="DefaultParagraphFont" style:family="text">
      <style:text-properties fo:language="en" fo:country="US"/>
    </style:style>
    <style:style style:name="T524" style:parent-style-name="DefaultParagraphFont" style:family="text">
      <style:text-properties fo:color="#FF3E3E" fo:language="en" fo:country="US"/>
    </style:style>
    <style:style style:name="T525" style:parent-style-name="DefaultParagraphFont" style:family="text">
      <style:text-properties fo:language="en" fo:country="US"/>
    </style:style>
    <style:style style:name="T526" style:parent-style-name="DefaultParagraphFont" style:family="text">
      <style:text-properties fo:color="#F1FF30" fo:language="en" fo:country="US"/>
    </style:style>
    <style:style style:name="T527" style:parent-style-name="DefaultParagraphFont" style:family="text">
      <style:text-properties fo:language="en" fo:country="US"/>
    </style:style>
    <style:style style:name="T528" style:parent-style-name="DefaultParagraphFont" style:family="text">
      <style:text-properties fo:color="#F1FF30" fo:language="en" fo:country="US"/>
    </style:style>
    <style:style style:name="T529" style:parent-style-name="DefaultParagraphFont" style:family="text">
      <style:text-properties fo:language="en" fo:country="US"/>
    </style:style>
    <style:style style:name="T530" style:parent-style-name="DefaultParagraphFont" style:family="text">
      <style:text-properties fo:color="#FF3E3E" fo:language="en" fo:country="US"/>
    </style:style>
    <style:style style:name="T531" style:parent-style-name="DefaultParagraphFont" style:family="text">
      <style:text-properties fo:language="en" fo:country="US"/>
    </style:style>
    <style:style style:name="T532" style:parent-style-name="DefaultParagraphFont" style:family="text">
      <style:text-properties fo:color="#BFFF00" fo:language="en" fo:country="US"/>
    </style:style>
    <style:style style:name="T533" style:parent-style-name="DefaultParagraphFont" style:family="text">
      <style:text-properties fo:language="en" fo:country="US"/>
    </style:style>
    <style:style style:name="T534" style:parent-style-name="DefaultParagraphFont" style:family="text">
      <style:text-properties fo:color="#BFFF00" fo:language="en" fo:country="US"/>
    </style:style>
    <style:style style:name="T535" style:parent-style-name="DefaultParagraphFont" style:family="text">
      <style:text-properties fo:language="en" fo:country="US"/>
    </style:style>
    <style:style style:name="T536" style:parent-style-name="DefaultParagraphFont" style:family="text">
      <style:text-properties fo:color="#F1FF30" fo:language="en" fo:country="US"/>
    </style:style>
    <style:style style:name="T537" style:parent-style-name="DefaultParagraphFont" style:family="text">
      <style:text-properties fo:language="en" fo:country="US"/>
    </style:style>
    <style:style style:name="T538" style:parent-style-name="DefaultParagraphFont" style:family="text">
      <style:text-properties fo:color="#BFFF00" fo:language="en" fo:country="US"/>
    </style:style>
    <style:style style:name="T539" style:parent-style-name="DefaultParagraphFont" style:family="text">
      <style:text-properties fo:language="en" fo:country="US"/>
    </style:style>
    <style:style style:name="T540" style:parent-style-name="DefaultParagraphFont" style:family="text">
      <style:text-properties fo:color="#BFFF00" fo:language="en" fo:country="US"/>
    </style:style>
    <style:style style:name="T541" style:parent-style-name="DefaultParagraphFont" style:family="text">
      <style:text-properties fo:language="en" fo:country="US"/>
    </style:style>
    <style:style style:name="P542" style:parent-style-name="Normal" style:family="paragraph">
      <style:text-properties fo:language="en" fo:country="US"/>
    </style:style>
    <style:style style:name="P543" style:parent-style-name="Normal" style:family="paragraph">
      <style:text-properties fo:language="en" fo:country="US"/>
    </style:style>
    <style:style style:name="P544" style:parent-style-name="Normal" style:family="paragraph">
      <style:text-properties fo:language="en" fo:country="US"/>
    </style:style>
    <style:style style:name="T545" style:parent-style-name="Основнойшрифтабзаца" style:family="text">
      <style:text-properties style:font-name-asian="TimesNewRomanPSMT" style:language-complex="ar" style:country-complex="DZ"/>
    </style:style>
    <style:style style:name="T546" style:parent-style-name="Основнойшрифтабзаца" style:family="text">
      <style:text-properties style:font-name-asian="TimesNewRomanPSMT" style:language-complex="ar" style:country-complex="DZ"/>
    </style:style>
    <style:style style:name="T547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48" style:parent-style-name="Основнойшрифтабзаца" style:family="text">
      <style:text-properties style:font-name-asian="TimesNewRomanPSMT" style:language-complex="ar" style:country-complex="DZ"/>
    </style:style>
    <style:style style:name="T549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0" style:parent-style-name="Основнойшрифтабзаца" style:family="text">
      <style:text-properties style:font-name-asian="TimesNewRomanPSMT" style:language-complex="ar" style:country-complex="DZ"/>
    </style:style>
    <style:style style:name="T551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2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3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4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5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6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7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8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9" style:parent-style-name="Основнойшрифтабзаца" style:family="text">
      <style:text-properties style:font-name-asian="TimesNewRomanPSMT" style:language-complex="ar" style:country-complex="DZ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</text:span><text:span text:style-name="T22">2</text:span></text:p>
      <text:p text:style-name="P23"><text:span text:style-name="T24">По дисциплине</text:span></text:p>
      <text:p text:style-name="P25"><text:span text:style-name="T26">“Базы данных”</text:span></text:p>
      <text:p text:style-name="P27"><text:span text:style-name="T28">Вариант<text:s/></text:span><text:span text:style-name="T29">8819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:</text:span></text:p>
      <text:p text:style-name="P38"><text:span text:style-name="T39">Ахроров Кароматуллохон Фирдавсович</text:span></text:p>
      <text:p text:style-name="P40"><text:span text:style-name="T41">Группа<text:s/></text:span><text:span text:style-name="T42">P</text:span><text:span text:style-name="T43">3110</text:span></text:p>
      <text:p text:style-name="P44"><text:span text:style-name="T45">Проверил:</text:span></text:p>
      <text:p text:style-name="P46"><text:span text:style-name="T47">Гаврилов Антон Валерьевич</text:span></text:p>
      <text:p text:style-name="P48">Преподаватель практики</text:p>
      <text:p text:style-name="P4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0"><text:span text:style-name="T51">Содержание</text:span></text:p>
          <text:p text:style-name="P52"><text:a xlink:href="#_Toc191501180" office:target-frame-name="_top" xlink:show="replace"><text:span text:style-name="T53">Задание</text:span><text:tab/>3</text:a><text:a xlink:href="#_Toc191501181" office:target-frame-name="_top" xlink:show="replace"/></text:p>
          <text:p text:style-name="P54"><text:a xlink:href="#_Toc191501185" office:target-frame-name="_top" xlink:show="replace">Реализац<text:bookmark-start text:name="_Hlt195182655"/>и<text:bookmark-end text:name="_Hlt195182655"/>я на SQL<text:tab/>4</text:a></text:p>
          <text:p text:style-name="P55"><text:a xlink:href="#_Toc191501186" office:target-frame-name="_top" xlink:show="replace">Вывод<text:tab/>6</text:a></text:p>
          <text:p text:style-name="P56"/>
        </text:index-body>
      </text:table-of-content>
      <text:p text:style-name="Standard"/>
      <text:h text:style-name="P57" text:outline-level="1"><text:bookmark-start text:name="_Toc191501180"/><text:soft-page-break/><text:span text:style-name="T58">Задание</text:span><text:bookmark-end text:name="_Toc191501180"/></text:h>
      <text:p text:style-name="P59"><text:span text:style-name="T60">Составить запросы на языке<text:s/></text:span><text:span text:style-name="T61">SQL</text:span><text:span text:style-name="T62"><text:s/>(пункты 1-7).</text:span></text:p>
      <text:list text:style-name="LFO17" text:continue-numbering="true">
        <text:list-item>
          <text:p text:style-name="P63"><text:span text:style-name="T64">Сделать запрос для получения атрибутов из указанных таблиц, применив фильтры по указанным условиям:</text:span><text:span text:style-name="T65"><text:line-break/>Таблицы: Н_ЛЮДИ, Н_СЕССИЯ.</text:span><text:span text:style-name="T66"><text:line-break/>Вывести атрибуты: Н_ЛЮДИ.ФАМИЛИЯ, Н_СЕССИЯ.ДАТА.</text:span><text:span text:style-name="T67"><text:line-break/>Фильтры (</text:span><text:span text:style-name="T68">AND</text:span><text:span text:style-name="T69">):</text:span><text:span text:style-name="T70"><text:line-break/></text:span><text:span text:style-name="T71">a</text:span><text:span text:style-name="T72">) Н_ЛЮДИ.ИМЯ &gt; Ярослав.</text:span><text:span text:style-name="T73"><text:line-break/></text:span><text:span text:style-name="T74">b</text:span><text:span text:style-name="T75">) Н_СЕССИЯ.ИД &gt; 32199.</text:span><text:span text:style-name="T76"><text:line-break/></text:span><text:span text:style-name="T77">c</text:span><text:span text:style-name="T78">) Н_СЕССИЯ.ИД &lt; 14.</text:span><text:span text:style-name="T79"><text:line-break/></text:span><text:span text:style-name="T80">Вид соединения: RIGHT JOIN.</text:span></text:p>
        </text:list-item>
        <text:list-item>
          <text:p text:style-name="P81"><text:span text:style-name="T82">Сделать запрос для получения атрибутов из указанных таблиц, применив фильтры по указанным условиям:</text:span><text:span text:style-name="T83"><text:line-break/>Таблицы: Н_ЛЮДИ, Н_ОБУЧЕНИЯ, Н_УЧЕНИКИ.</text:span><text:span text:style-name="T84"><text:line-break/>Вывести атрибуты: Н_ЛЮДИ.ФАМИЛИЯ, Н_ОБУЧЕНИЯ.ЧЛВК_ИД, Н_УЧЕНИКИ.ИД.</text:span><text:span text:style-name="T85"><text:line-break/>Фильтры: (</text:span><text:span text:style-name="T86">AND</text:span><text:span text:style-name="T87">)</text:span><text:span text:style-name="T88"><text:line-break/></text:span><text:span text:style-name="T89">a</text:span><text:span text:style-name="T90">) Н_ЛЮДИ.ФАМИЛИЯ = Афанасьев.</text:span><text:span text:style-name="T91"><text:line-break/></text:span><text:span text:style-name="T92">b</text:span><text:span text:style-name="T93">) Н_ОБУЧЕНИЯ.НЗК &gt; 933232.</text:span><text:span text:style-name="T94"><text:line-break/></text:span><text:span text:style-name="T95">Вид соединения: INNER JOIN.</text:span></text:p>
        </text:list-item>
        <text:list-item>
          <text:p text:style-name="P96">Вывести число студентов ФКТИУ, которые старше 25 лет.<text:line-break/>Ответ должен содержать только одно число.</text:p>
        </text:list-item>
        <text:list-item>
          <text:p text:style-name="P97"><text:span text:style-name="T98">Найти группы, в которых в 2011 году было более 5 обучающихся студентов на кафедре вычислительной техники.</text:span><text:span text:style-name="T99"><text:line-break/></text:span><text:span text:style-name="T100">Для реализации использовать соединение таблиц.</text:span></text:p>
        </text:list-item>
        <text:list-item>
          <text:p text:style-name="P101">Выведите таблицу со средним возрастом студентов во всех группах (Группа, Средний возраст), где средний возраст меньше максимального возраста в группе 1100.</text:p>
        </text:list-item>
        <text:list-item>
          <text:p text:style-name="P102">Получить список студентов, отчисленных после первого сентября 2012 года с очной формы обучения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соединение таблиц.</text:p>
        </text:list-item>
        <text:list-item>
          <text:p text:style-name="P103">Вывести список студентов, имеющих одинаковые фамилии, но не совпадающие даты рождения.</text:p>
        </text:list-item>
      </text:list>
      <text:p text:style-name="Standard"/>
      <text:p text:style-name="Standard"/>
      <text:h text:style-name="Заголовок1" text:outline-level="1"><text:bookmark-start text:name="_Toc191501185"/>Реализация<text:span text:style-name="Основнойшрифтабзаца"><text:s/></text:span>даталогической<text:span text:style-name="Основнойшрифтабзаца"><text:s/></text:span>модели<text:span text:style-name="Основнойшрифтабзаца"><text:s/></text:span>на<text:span text:style-name="Основнойшрифтабзаца"><text:s/></text:span><text:span text:style-name="T104">SQL</text:span><text:bookmark-end text:name="_Toc191501185"/></text:h>
      <text:p text:style-name="Standard"><text:a xlink:href="https://github.com/Ahrorovk/ITMO_SWE/tree/main/SEM_2/DB/lab_2" office:target-frame-name="_top" xlink:show="replace"><text:span text:style-name="T105">Git code -<text:s/></text:span><text:bookmark-start text:name="_Toc191501186"/><text:span text:style-name="T106">https://github.com/Ahrorovk/ITMO_SWE/tree/main/SEM_2/DB/lab_</text:span><text:span text:style-name="T107">2</text:span></text:a></text:p>
      <text:p text:style-name="Normal"/>
      <text:p text:style-name="Normal"><text:span text:style-name="T108">-- 1<text:s/></text:span></text:p>
      <text:p text:style-name="Normal"><text:span text:style-name="T109">SELECT</text:span><text:s/><text:span text:style-name="T110">L</text:span>.<text:span text:style-name="T111">ФАМИЛИЯ</text:span>,</text:p>
      <text:soft-page-break/>
      <text:p text:style-name="Normal"><text:span text:style-name="T112"> </text:span><text:s/><text:span text:style-name="T113"> </text:span><text:s/><text:span text:style-name="T114"> </text:span><text:s/><text:span text:style-name="T115"> </text:span><text:span text:style-name="T116">S</text:span>.<text:span text:style-name="T117">ДАТА</text:span></text:p>
      <text:p text:style-name="Normal"><text:span text:style-name="T118">FROM</text:span><text:s/>Н_ЛЮДИ<text:s/><text:span text:style-name="T119">L</text:span></text:p>
      <text:p text:style-name="Normal"><text:span text:style-name="T120">RIGHT JOIN</text:span><text:span text:style-name="T121"><text:s/>Н_СЕССИЯ S</text:span></text:p>
      <text:p text:style-name="Normal"><text:span text:style-name="T122">       </text:span><text:span text:style-name="T123">ON</text:span><text:span text:style-name="T124"><text:s/></text:span><text:span text:style-name="T125">L</text:span><text:span text:style-name="T126">.</text:span><text:span text:style-name="T127">ИД</text:span><text:span text:style-name="T128"><text:s/></text:span><text:span text:style-name="T129">=</text:span><text:span text:style-name="T130"><text:s/></text:span><text:span text:style-name="T131">S</text:span><text:span text:style-name="T132">.</text:span><text:span text:style-name="T133">ЧЛВК_ИД</text:span><text:span text:style-name="T134"><text:s/> </text:span></text:p>
      <text:p text:style-name="Normal"><text:span text:style-name="T135">WHERE</text:span><text:span text:style-name="T136"><text:s/></text:span><text:span text:style-name="T137">L</text:span><text:span text:style-name="T138">.</text:span><text:span text:style-name="T139">ИМЯ</text:span><text:span text:style-name="T140"><text:s/></text:span><text:span text:style-name="T141">&gt;</text:span><text:span text:style-name="T142"><text:s/></text:span><text:span text:style-name="T143">'Ярослав'</text:span></text:p>
      <text:p text:style-name="Normal"><text:span text:style-name="T144"> <text:s/></text:span><text:span text:style-name="T145">AND</text:span><text:span text:style-name="T146"><text:s/></text:span><text:span text:style-name="T147">S</text:span><text:span text:style-name="T148">.</text:span><text:span text:style-name="T149">ИД</text:span><text:span text:style-name="T150"><text:s/></text:span><text:span text:style-name="T151">&gt;</text:span><text:span text:style-name="T152"><text:s/></text:span><text:span text:style-name="T153">32199</text:span></text:p>
      <text:p text:style-name="Normal"><text:span text:style-name="T154"> <text:s/></text:span><text:span text:style-name="T155">AND</text:span><text:span text:style-name="T156"><text:s/></text:span><text:span text:style-name="T157">S</text:span><text:span text:style-name="T158">.</text:span><text:span text:style-name="T159">ИД</text:span><text:span text:style-name="T160"><text:s/></text:span><text:span text:style-name="T161">&lt;</text:span><text:span text:style-name="T162"><text:s/></text:span><text:span text:style-name="T163">14</text:span><text:span text:style-name="T164">;</text:span></text:p>
      <text:p text:style-name="P165"/>
      <text:p text:style-name="Normal"><text:span text:style-name="T166">-- 2</text:span></text:p>
      <text:p text:style-name="Normal"><text:span text:style-name="T167">SELECT</text:span><text:span text:style-name="T168"><text:s/></text:span><text:span text:style-name="T169">L</text:span><text:span text:style-name="T170">.</text:span><text:span text:style-name="T171">ФАМИЛИЯ</text:span><text:span text:style-name="T172">,</text:span></text:p>
      <text:p text:style-name="Normal"><text:span text:style-name="T173">       </text:span><text:span text:style-name="T174">O</text:span>.<text:span text:style-name="T175">ЧЛВК_ИД</text:span>,</text:p>
      <text:p text:style-name="Normal"><text:span text:style-name="T176"> </text:span><text:s/><text:span text:style-name="T177"> </text:span><text:s/><text:span text:style-name="T178"> </text:span><text:s/><text:span text:style-name="T179"> </text:span><text:span text:style-name="T180">U</text:span>.<text:span text:style-name="T181">ИД</text:span></text:p>
      <text:p text:style-name="Normal"><text:span text:style-name="T182">FROM</text:span><text:s/>Н_ЛЮДИ<text:s/><text:span text:style-name="T183">L</text:span></text:p>
      <text:p text:style-name="Normal"><text:span text:style-name="T184">INNER JOIN</text:span><text:span text:style-name="T185"><text:s/>Н_ОБУЧЕНИЯ O</text:span></text:p>
      <text:p text:style-name="Normal"><text:span text:style-name="T186">   <text:s/></text:span><text:span text:style-name="T187">ON</text:span><text:span text:style-name="T188"><text:s/></text:span><text:span text:style-name="T189">L</text:span><text:span text:style-name="T190">.</text:span><text:span text:style-name="T191">ИД</text:span><text:span text:style-name="T192"><text:s/></text:span><text:span text:style-name="T193">=</text:span><text:span text:style-name="T194"><text:s/></text:span><text:span text:style-name="T195">O</text:span><text:span text:style-name="T196">.</text:span><text:span text:style-name="T197">ЧЛВК_ИД</text:span></text:p>
      <text:p text:style-name="Normal"><text:span text:style-name="T198">INNER JOIN</text:span><text:span text:style-name="T199"><text:s/>Н_УЧЕНИКИ U</text:span></text:p>
      <text:p text:style-name="Normal"><text:span text:style-name="T200">   <text:s/></text:span><text:span text:style-name="T201">ON</text:span><text:span text:style-name="T202"><text:s/></text:span><text:span text:style-name="T203">O</text:span><text:span text:style-name="T204">.</text:span><text:span text:style-name="T205">ВИД_ОБУЧ_ИД</text:span><text:span text:style-name="T206"><text:s/></text:span><text:span text:style-name="T207">=</text:span><text:span text:style-name="T208"><text:s/></text:span><text:span text:style-name="T209">U</text:span><text:span text:style-name="T210">.</text:span><text:span text:style-name="T211">ВИД_ОБУЧ_ИД</text:span></text:p>
      <text:p text:style-name="Normal"><text:span text:style-name="T212">WHERE</text:span><text:span text:style-name="T213"><text:s/></text:span><text:span text:style-name="T214">L</text:span><text:span text:style-name="T215">.</text:span><text:span text:style-name="T216">ФАМИЛИЯ</text:span><text:span text:style-name="T217"><text:s/></text:span><text:span text:style-name="T218">=</text:span><text:span text:style-name="T219"><text:s/></text:span><text:span text:style-name="T220">'Афанасьев'</text:span></text:p>
      <text:p text:style-name="Normal"><text:span text:style-name="T221"> <text:s/></text:span><text:span text:style-name="T222">AND</text:span><text:span text:style-name="T223"><text:s/></text:span><text:span text:style-name="T224">O</text:span><text:span text:style-name="T225">.</text:span><text:span text:style-name="T226">НЗК</text:span><text:span text:style-name="T227">::</text:span><text:span text:style-name="T228">integer</text:span><text:span text:style-name="T229"><text:s/></text:span><text:span text:style-name="T230">&gt;</text:span><text:span text:style-name="T231"><text:s/></text:span><text:span text:style-name="T232">933232</text:span><text:span text:style-name="T233">;</text:span></text:p>
      <text:p text:style-name="P234"/>
      <text:p text:style-name="Normal"><text:span text:style-name="T235">-- 3</text:span></text:p>
      <text:p text:style-name="Normal"><text:span text:style-name="T236"> </text:span><text:s/><text:span text:style-name="T237">SELECT</text:span><text:s/><text:span text:style-name="T238">COUNT</text:span>(<text:span text:style-name="T239">*</text:span>)<text:s/><text:span text:style-name="T240">AS</text:span><text:s/>Количество_студентов</text:p>
      <text:p text:style-name="Normal"><text:span text:style-name="T241">FROM</text:span><text:s/>Н_ЛЮДИ<text:s/><text:span text:style-name="T242">L</text:span></text:p>
      <text:p text:style-name="Normal"><text:span text:style-name="T243">JOIN</text:span><text:s/>Н_УЧЕНИКИ<text:s/><text:span text:style-name="T244">U</text:span></text:p>
      <text:p text:style-name="Normal"><text:span text:style-name="T245"> </text:span><text:s/><text:span text:style-name="T246">ON</text:span><text:s/><text:span text:style-name="T247">L</text:span>.<text:span text:style-name="T248">ИД</text:span><text:s/><text:span text:style-name="T249">=</text:span><text:s/><text:span text:style-name="T250">U</text:span>.<text:span text:style-name="T251">ЧЛВК_ИД</text:span></text:p>
      <text:p text:style-name="Normal"><text:span text:style-name="T252">JOIN</text:span><text:s/>Н_ПЛАНЫ<text:s/><text:span text:style-name="T253">PL</text:span></text:p>
      <text:p text:style-name="Normal"><text:span text:style-name="T254"> </text:span><text:s/><text:span text:style-name="T255">ON</text:span><text:s/><text:span text:style-name="T256">U</text:span>.<text:span text:style-name="T257">ПЛАН_ИД</text:span><text:s/><text:span text:style-name="T258">=</text:span><text:s/><text:span text:style-name="T259">PL</text:span>.<text:span text:style-name="T260">ИД</text:span></text:p>
      <text:p text:style-name="Normal"><text:span text:style-name="T261">JOIN</text:span><text:s/>Н_ОТДЕЛЫ<text:s/><text:span text:style-name="T262">V</text:span></text:p>
      <text:p text:style-name="Normal"><text:span text:style-name="T263"> </text:span><text:s/><text:span text:style-name="T264">ON</text:span><text:s/><text:span text:style-name="T265">PL</text:span>.<text:span text:style-name="T266">ОТД_ИД</text:span>::<text:span text:style-name="T267">integer</text:span><text:s/><text:span text:style-name="T268">=</text:span><text:s/><text:span text:style-name="T269">V</text:span>.<text:span text:style-name="T270">ИД</text:span></text:p>
      <text:p text:style-name="Normal"><text:span text:style-name="T271">WHERE</text:span><text:span text:style-name="T272"><text:s/></text:span><text:span text:style-name="T273">V</text:span><text:span text:style-name="T274">.</text:span><text:span text:style-name="T275">КОРОТКОЕ_ИМЯ</text:span><text:span text:style-name="T276"><text:s/></text:span><text:span text:style-name="T277">=</text:span><text:span text:style-name="T278"><text:s/></text:span><text:span text:style-name="T279">'КТиУ'</text:span></text:p>
      <text:p text:style-name="Normal"><text:span text:style-name="T280"> <text:s/></text:span><text:span text:style-name="T281">AND</text:span><text:span text:style-name="T282"><text:s/>date_part(</text:span><text:span text:style-name="T283">'year'</text:span><text:span text:style-name="T284">, age(current_date,<text:s/></text:span><text:span text:style-name="T285">L</text:span><text:span text:style-name="T286">.</text:span><text:span text:style-name="T287">ДАТА_РОЖДЕНИЯ</text:span><text:span text:style-name="T288">))<text:s/></text:span><text:span text:style-name="T289">&gt;</text:span><text:span text:style-name="T290"><text:s/></text:span><text:span text:style-name="T291">25</text:span><text:span text:style-name="T292">;</text:span></text:p>
      <text:p text:style-name="P293"/>
      <text:p text:style-name="Normal"><text:span text:style-name="T294"> <text:s/></text:span><text:span text:style-name="T295">--4<text:s/></text:span></text:p>
      <text:p text:style-name="Normal"><text:span text:style-name="T296"> </text:span><text:s/><text:span text:style-name="T297">SELECT</text:span><text:s/><text:span text:style-name="T298">g</text:span>.<text:span text:style-name="T299">ГРУППА</text:span></text:p>
      <text:p text:style-name="Normal"><text:span text:style-name="T300">FROM</text:span><text:s/>Н_УЧЕНИКИ<text:s/><text:span text:style-name="T301">s</text:span></text:p>
      <text:p text:style-name="Normal"><text:span text:style-name="T302">JOIN</text:span><text:s/>Н_ГРУППЫ_ПЛАНОВ<text:s/><text:span text:style-name="T303">g</text:span><text:s/><text:span text:style-name="T304">ON</text:span><text:s/><text:span text:style-name="T305">g</text:span>.<text:span text:style-name="T306">ГРУППА</text:span><text:s/><text:span text:style-name="T307">=</text:span><text:s/><text:span text:style-name="T308">s</text:span>.<text:span text:style-name="T309">ГРУППА</text:span></text:p>
      <text:p text:style-name="Normal"><text:span text:style-name="T310">JOIN</text:span><text:s/>Н_ПЛАНЫ<text:s/><text:span text:style-name="T311">PL</text:span><text:s/><text:span text:style-name="T312">ON</text:span><text:s/><text:span text:style-name="T313">s</text:span>.<text:span text:style-name="T314">ПЛАН_ИД</text:span><text:s/><text:span text:style-name="T315">=</text:span><text:s/><text:span text:style-name="T316">PL</text:span>.<text:span text:style-name="T317">ИД</text:span></text:p>
      <text:p text:style-name="Normal"><text:span text:style-name="T318">JOIN</text:span><text:s/>Н_ОТДЕЛЫ<text:s/><text:span text:style-name="T319">V</text:span><text:s/><text:span text:style-name="T320">ON</text:span><text:s/><text:span text:style-name="T321">PL</text:span>.<text:span text:style-name="T322">ОТД_ИД</text:span><text:s/><text:span text:style-name="T323">=</text:span><text:s/><text:span text:style-name="T324">V</text:span>.<text:span text:style-name="T325">ИД</text:span></text:p>
      <text:p text:style-name="Normal"><text:span text:style-name="T326">WHERE</text:span><text:span text:style-name="T327"><text:s/>EXTRACT(</text:span><text:span text:style-name="T328">YEAR</text:span><text:span text:style-name="T329"><text:s/></text:span><text:span text:style-name="T330">FROM</text:span><text:span text:style-name="T331"><text:s/></text:span><text:span text:style-name="T332">s</text:span><text:span text:style-name="T333">.</text:span><text:span text:style-name="T334">НАЧАЛО</text:span><text:span text:style-name="T335">)<text:s/></text:span><text:span text:style-name="T336">=</text:span><text:span text:style-name="T337"><text:s/></text:span><text:span text:style-name="T338">2011</text:span></text:p>
      <text:p text:style-name="Normal"><text:span text:style-name="T339"> <text:s/></text:span><text:span text:style-name="T340">AND</text:span><text:span text:style-name="T341"><text:s/></text:span><text:span text:style-name="T342">V</text:span><text:span text:style-name="T343">.</text:span><text:span text:style-name="T344">КОРОТКОЕ_ИМЯ</text:span><text:span text:style-name="T345"><text:s/></text:span><text:span text:style-name="T346">=</text:span><text:span text:style-name="T347"><text:s/></text:span><text:span text:style-name="T348">'ВТ'</text:span></text:p>
      <text:p text:style-name="Normal"><text:span text:style-name="T349">GROUP BY</text:span><text:span text:style-name="T350"><text:s/></text:span><text:span text:style-name="T351">g</text:span><text:span text:style-name="T352">.</text:span><text:span text:style-name="T353">ГРУППА</text:span></text:p>
      <text:p text:style-name="Normal"><text:span text:style-name="T354">HAVING</text:span><text:span text:style-name="T355"><text:s/></text:span><text:span text:style-name="T356">COUNT</text:span><text:span text:style-name="T357">(s. ЧЛВК_ИД)<text:s/></text:span><text:span text:style-name="T358">&gt;</text:span><text:span text:style-name="T359"><text:s/></text:span><text:span text:style-name="T360">5</text:span><text:span text:style-name="T361">;</text:span></text:p>
      <text:p text:style-name="P362"/>
      <text:p text:style-name="Normal"><text:span text:style-name="T363">--5<text:s/></text:span></text:p>
      <text:p text:style-name="Normal"><text:span text:style-name="T364">SELECT</text:span><text:span text:style-name="T365"><text:s/></text:span></text:p>
      <text:p text:style-name="Normal"><text:span text:style-name="T366"> <text:s/></text:span><text:span text:style-name="T367">s</text:span><text:span text:style-name="T368">.</text:span><text:span text:style-name="T369">ГРУППА</text:span><text:span text:style-name="T370"><text:s/></text:span><text:span text:style-name="T371">AS</text:span><text:span text:style-name="T372"><text:s/></text:span><text:span text:style-name="T373">"Группа"</text:span><text:span text:style-name="T374">,</text:span></text:p>
      <text:p text:style-name="Normal"><text:span text:style-name="T375"> <text:s/></text:span><text:span text:style-name="T376">AVG</text:span><text:span text:style-name="T377">(date_part(</text:span><text:span text:style-name="T378">'year'</text:span><text:span text:style-name="T379">, age(CURRENT_DATE,<text:s/></text:span><text:span text:style-name="T380">l</text:span><text:span text:style-name="T381">.</text:span><text:span text:style-name="T382">ДАТА_РОЖДЕНИЯ</text:span><text:span text:style-name="T383">)))<text:s/></text:span><text:span text:style-name="T384">AS</text:span><text:span text:style-name="T385"><text:s/></text:span><text:span text:style-name="T386">"Средний возраст"</text:span></text:p>
      <text:p text:style-name="Normal"><text:span text:style-name="T387">FROM</text:span><text:s/>Н_УЧЕНИКИ<text:s/><text:span text:style-name="T388">s</text:span></text:p>
      <text:p text:style-name="Normal"><text:span text:style-name="T389">JOIN</text:span><text:s/>Н_ЛЮДИ<text:s/><text:span text:style-name="T390">l</text:span><text:s/><text:span text:style-name="T391">ON</text:span><text:s/><text:span text:style-name="T392">s</text:span>.<text:span text:style-name="T393">ЧЛВК_ИД</text:span><text:s/><text:span text:style-name="T394">=</text:span><text:s/><text:span text:style-name="T395">l</text:span>.<text:span text:style-name="T396">ИД</text:span></text:p>
      <text:soft-page-break/>
      <text:p text:style-name="Normal"><text:span text:style-name="T397">GROUP BY</text:span><text:span text:style-name="T398"><text:s/></text:span><text:span text:style-name="T399">s</text:span><text:span text:style-name="T400">.</text:span><text:span text:style-name="T401">ГРУППА</text:span></text:p>
      <text:p text:style-name="Normal"><text:span text:style-name="T402">HAVING</text:span><text:span text:style-name="T403"><text:s/></text:span><text:span text:style-name="T404">AVG</text:span><text:span text:style-name="T405">(date_part(</text:span><text:span text:style-name="T406">'year'</text:span><text:span text:style-name="T407">, age(CURRENT_DATE,<text:s/></text:span><text:span text:style-name="T408">l</text:span><text:span text:style-name="T409">.</text:span><text:span text:style-name="T410">ДАТА_РОЖДЕНИЯ</text:span><text:span text:style-name="T411">)))</text:span></text:p>
      <text:p text:style-name="Normal"><text:span text:style-name="T412">       </text:span><text:span text:style-name="T413">&lt;</text:span><text:span text:style-name="T414"><text:s/>(</text:span><text:span text:style-name="T415">SELECT</text:span><text:span text:style-name="T416"><text:s/>max_age<text:s/></text:span><text:span text:style-name="T417">FROM</text:span><text:span text:style-name="T418"><text:s/>max_age_1100);</text:span></text:p>
      <text:p text:style-name="P419"/>
      <text:p text:style-name="Normal"><text:span text:style-name="T420">-- 6</text:span></text:p>
      <text:p text:style-name="Normal"><text:span text:style-name="T421">SELECT</text:span><text:s/></text:p>
      <text:p text:style-name="Normal"><text:span text:style-name="T422"> </text:span><text:s/><text:span text:style-name="T423"> </text:span><text:s/><text:span text:style-name="T424">g</text:span>.<text:span text:style-name="T425">ГРУППА</text:span>,</text:p>
      <text:p text:style-name="Normal"><text:span text:style-name="T426"> </text:span><text:s/><text:span text:style-name="T427"> </text:span><text:s/><text:span text:style-name="T428">l</text:span>.<text:span text:style-name="T429">ИД</text:span><text:s/><text:span text:style-name="T430">AS</text:span><text:s/>НОМЕР_СТУДЕНТА,</text:p>
      <text:p text:style-name="Normal"><text:span text:style-name="T431"> </text:span><text:s/><text:span text:style-name="T432"> </text:span><text:s/><text:span text:style-name="T433">l</text:span>.<text:span text:style-name="T434">ФАМИЛИЯ</text:span>,</text:p>
      <text:p text:style-name="Normal"><text:span text:style-name="T435"> </text:span><text:s/><text:span text:style-name="T436"> </text:span><text:s/><text:span text:style-name="T437">l</text:span>.<text:span text:style-name="T438">ИМЯ</text:span>,</text:p>
      <text:p text:style-name="Normal"><text:span text:style-name="T439"> </text:span><text:s/><text:span text:style-name="T440"> </text:span><text:s/><text:span text:style-name="T441">l</text:span>.<text:span text:style-name="T442">ОТЧЕСТВО</text:span>,</text:p>
      <text:p text:style-name="Normal"><text:span text:style-name="T443"> </text:span><text:s/><text:span text:style-name="T444"> </text:span><text:s/><text:span text:style-name="T445">v</text:span>.<text:span text:style-name="T446">НОМЕР_ДОКУМЕНТА</text:span><text:s/><text:span text:style-name="T447">AS</text:span><text:s/>НОМЕР_ПУНКТА_ПРИКАЗА</text:p>
      <text:p text:style-name="Normal"><text:span text:style-name="T448">FROM</text:span><text:s/>Н_УЧЕНИКИ<text:s/><text:span text:style-name="T449">u</text:span></text:p>
      <text:p text:style-name="Normal"><text:span text:style-name="T450">JOIN</text:span><text:s/>Н_ЛЮДИ<text:s/><text:span text:style-name="T451">l</text:span><text:s/><text:span text:style-name="T452">ON</text:span><text:s/><text:span text:style-name="T453">l</text:span>.<text:span text:style-name="T454">ИД</text:span><text:s/><text:span text:style-name="T455">=</text:span><text:s/><text:span text:style-name="T456">u</text:span>.<text:span text:style-name="T457">ЧЛВК_ИД</text:span></text:p>
      <text:p text:style-name="Normal"><text:span text:style-name="T458">JOIN</text:span><text:s/>Н_ГРУППЫ_ПЛАНОВ<text:s/><text:span text:style-name="T459">g</text:span><text:s/><text:span text:style-name="T460">ON</text:span><text:s/><text:span text:style-name="T461">g</text:span>.<text:span text:style-name="T462">ГРУППА</text:span><text:s/><text:span text:style-name="T463">=</text:span><text:s/><text:span text:style-name="T464">u</text:span>.<text:span text:style-name="T465">ГРУППА</text:span></text:p>
      <text:p text:style-name="Normal"><text:span text:style-name="T466">JOIN</text:span><text:s/>Н_ВЕДОМОСТИ<text:s/><text:span text:style-name="T467">v</text:span><text:s/><text:span text:style-name="T468">ON</text:span><text:s/><text:span text:style-name="T469">v</text:span>.<text:span text:style-name="T470">НОМЕР_ДОКУМЕНТА</text:span><text:s/><text:span text:style-name="T471">=</text:span><text:s/><text:span text:style-name="T472">u</text:span>.<text:span text:style-name="T473">В_СВЯЗИ_С</text:span>::<text:span text:style-name="T474">varchar</text:span></text:p>
      <text:p text:style-name="Normal"><text:span text:style-name="T475">JOIN</text:span><text:s/>Н_ФОРМЫ_ОБУЧЕНИЯ<text:s/><text:span text:style-name="T476">fo</text:span><text:s/><text:span text:style-name="T477">ON</text:span><text:s/><text:span text:style-name="T478">fo</text:span>.<text:span text:style-name="T479">ИД</text:span><text:s/><text:span text:style-name="T480">=</text:span><text:s/><text:span text:style-name="T481">u</text:span>.<text:span text:style-name="T482">ВИД_ОБУЧ_ИД</text:span></text:p>
      <text:p text:style-name="Normal"><text:span text:style-name="T483">WHERE</text:span><text:s/><text:span text:style-name="T484">u</text:span>.<text:span text:style-name="T485">ПРИЗНАК</text:span><text:s/><text:span text:style-name="T486">=</text:span><text:s/><text:span text:style-name="T487">'отчисл'</text:span></text:p>
      <text:p text:style-name="Normal"><text:span text:style-name="T488"> </text:span><text:s/><text:span text:style-name="T489">AND</text:span><text:s/><text:span text:style-name="T490">u</text:span>.<text:span text:style-name="T491">КОНЕЦ_ПО_ПРИКАЗУ</text:span><text:s/><text:span text:style-name="T492">&gt;=</text:span><text:s/><text:span text:style-name="T493">DATE</text:span><text:s/><text:span text:style-name="T494">'2012-09-01'</text:span></text:p>
      <text:p text:style-name="Normal"><text:span text:style-name="T495"> </text:span><text:s/><text:span text:style-name="T496">AND</text:span><text:s/><text:span text:style-name="T497">fo</text:span>.<text:span text:style-name="T498">НАИМЕНОВАНИЕ</text:span><text:s/><text:span text:style-name="T499">=</text:span><text:s/><text:span text:style-name="T500">'Очная'</text:span>;</text:p>
      <text:p text:style-name="Normal"><text:span text:style-name="T501"> </text:span></text:p>
      <text:p text:style-name="Normal"/>
      <text:p text:style-name="Normal"><text:span text:style-name="T502">-- 7<text:s/></text:span></text:p>
      <text:p text:style-name="Normal"><text:span text:style-name="T503">SELECT</text:span><text:s/><text:span text:style-name="T504">l</text:span>.<text:span text:style-name="T505">*</text:span></text:p>
      <text:p text:style-name="Normal"><text:span text:style-name="T506">FROM</text:span><text:span text:style-name="T507"><text:s/>Н_ЛЮДИ l</text:span></text:p>
      <text:p text:style-name="Normal"><text:span text:style-name="T508">JOIN</text:span><text:span text:style-name="T509"><text:s/>(</text:span></text:p>
      <text:p text:style-name="Normal"><text:span text:style-name="T510"> <text:s/></text:span><text:span text:style-name="T511">SELECT</text:span><text:span text:style-name="T512"><text:s/>ФАМИЛИЯ</text:span></text:p>
      <text:p text:style-name="Normal"><text:span text:style-name="T513"> <text:s/></text:span><text:span text:style-name="T514">FROM</text:span><text:s/>Н_ЛЮДИ</text:p>
      <text:p text:style-name="Normal"><text:span text:style-name="T515"> </text:span><text:s/><text:span text:style-name="T516">GROUP</text:span><text:span text:style-name="T517"><text:s/></text:span><text:span text:style-name="T518">BY</text:span><text:s/>ФАМИЛИЯ</text:p>
      <text:p text:style-name="Normal"><text:span text:style-name="T519"> </text:span><text:s/><text:span text:style-name="T520">HAVING</text:span><text:span text:style-name="T521"><text:s/></text:span><text:span text:style-name="T522">COUNT</text:span><text:span text:style-name="T523">(</text:span><text:span text:style-name="T524">DISTINCT</text:span><text:span text:style-name="T525"><text:s/>ДАТА_РОЖДЕНИЯ)<text:s/></text:span><text:span text:style-name="T526">&gt;</text:span><text:span text:style-name="T527"><text:s/></text:span><text:span text:style-name="T528">1</text:span></text:p>
      <text:p text:style-name="Normal"><text:span text:style-name="T529">) dup<text:s/></text:span><text:span text:style-name="T530">ON</text:span><text:span text:style-name="T531"><text:s/></text:span><text:span text:style-name="T532">l</text:span><text:span text:style-name="T533">.</text:span><text:span text:style-name="T534">ФАМИЛИЯ</text:span><text:span text:style-name="T535"><text:s/></text:span><text:span text:style-name="T536">=</text:span><text:span text:style-name="T537"><text:s/></text:span><text:span text:style-name="T538">dup</text:span><text:span text:style-name="T539">.</text:span><text:span text:style-name="T540">ФАМИЛИЯ</text:span><text:span text:style-name="T541">;</text:span></text:p>
      <text:p text:style-name="P542"><text:line-break/><text:line-break/><text:line-break/></text:p>
      <text:p text:style-name="P543"> <text:s/></text:p>
      <text:p text:style-name="P544"/>
      <text:h text:style-name="Заголовок1" text:outline-level="1">Вывод<text:bookmark-end text:name="_Toc191501186"/></text:h>
      <text:p text:style-name="ОбычныйИнтернет"><text:span text:style-name="T545">В ходе работы я обновил свои знания использования базы данных.<text:s/></text:span><text:span text:style-name="T546">Научился</text:span><text:span text:style-name="T547"><text:s/></text:span><text:span text:style-name="T548">работать</text:span><text:span text:style-name="T549"><text:s/></text:span><text:span text:style-name="T550">с</text:span><text:span text:style-name="T551"><text:s/></text:span><text:span text:style-name="T552">Join</text:span><text:span text:style-name="T553">,<text:s/></text:span><text:span text:style-name="T554">Inner</text:span><text:span text:style-name="T555"><text:s/></text:span><text:span text:style-name="T556">Join</text:span><text:span text:style-name="T557">,<text:s/></text:span><text:span text:style-name="T558">Group By.<text:s/></text:span><text:span text:style-name="T559">Попрактиковал свои навыки и стал лучше понимать как соединять именно правильно между собой таблиц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ahrorovk ahrorovk</dc:creator>
    <meta:creation-date>2025-03-13T10:22:00Z</meta:creation-date>
    <dc:date>2025-04-10T10:07:00Z</dc:date>
    <meta:print-date>2023-11-27T06:50:00Z</meta:print-date>
    <meta:template xlink:href="Normal.dotm" xlink:type="simple"/>
    <meta:editing-cycles>7</meta:editing-cycles>
    <meta:editing-duration>PT6900S</meta:editing-duration>
    <meta:user-defined meta:name="AppVersion">16.0000</meta:user-defined>
    <meta:document-statistic meta:page-count="5" meta:paragraph-count="8" meta:word-count="620" meta:character-count="4148" meta:row-count="29" meta:non-whitespace-character-count="3536"/>
  </office:meta>
</office:document-meta>
</file>